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2000003E00001BB2000015CB49BFBC1D.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6.966in" fo:margin-left="-0.075in" table:align="left" style:writing-mode="lr-tb"/>
    </style:style>
    <style:style style:name="Table11.A" style:family="table-column">
      <style:table-column-properties style:column-width="3.4222in"/>
    </style:style>
    <style:style style:name="Table11.B" style:family="table-column">
      <style:table-column-properties style:column-width="3.5438in"/>
    </style:style>
    <style:style style:name="Table11.1" style:family="table-row">
      <style:table-row-properties style:min-row-height="0.5785in" style:keep-together="true" fo:keep-together="auto"/>
    </style:style>
    <style:style style:name="Table11.A1" style:family="table-cell">
      <style:table-cell-properties style:vertical-align="top" fo:padding-left="0.075in" fo:padding-right="0.075in" fo:padding-top="0in" fo:padding-bottom="0in" fo:border="none" style:writing-mode="lr-tb"/>
    </style:style>
    <style:style style:name="Table11.2" style:family="table-row">
      <style:table-row-properties style:min-row-height="0.6438in" style:keep-together="true" fo:keep-together="auto"/>
    </style:style>
    <style:style style:name="Table11.3" style:family="table-row">
      <style:table-row-properties style:keep-together="true" fo:keep-together="auto"/>
    </style:style>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Table1" style:family="table">
      <style:table-properties style:width="4.0701in" table:align="left" fo:keep-with-next="always"/>
    </style:style>
    <style:style style:name="Table1.A" style:family="table-column">
      <style:table-column-properties style:column-width="0.5889in"/>
    </style:style>
    <style:style style:name="Table1.B" style:family="table-column">
      <style:table-column-properties style:column-width="0.5785in"/>
    </style:style>
    <style:style style:name="Table1.F" style:family="table-column">
      <style:table-column-properties style:column-width="0.5681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G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G2" style:family="table-cell">
      <style:table-cell-properties style:vertical-align="middle" fo:padding="0.0382in" fo:border-left="0.0007in solid #000000" fo:border-right="0.0007in solid #000000" fo:border-top="none" fo:border-bottom="0.0007in solid #000000"/>
    </style:style>
    <style:style style:name="Table16" style:family="table">
      <style:table-properties style:width="4.3278in" table:align="left" fo:keep-with-next="always" style:writing-mode="lr-tb"/>
    </style:style>
    <style:style style:name="Table16.A" style:family="table-column">
      <style:table-column-properties style:column-width="2.1493in"/>
    </style:style>
    <style:style style:name="Table16.B" style:family="table-column">
      <style:table-column-properties style:column-width="2.1785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4.8257in" table:align="left" fo:keep-with-next="always"/>
    </style:style>
    <style:style style:name="Table4.A" style:family="table-column">
      <style:table-column-properties style:column-width="0.5576in"/>
    </style:style>
    <style:style style:name="Table4.B" style:family="table-column">
      <style:table-column-properties style:column-width="1.2813in"/>
    </style:style>
    <style:style style:name="Table4.C" style:family="table-column">
      <style:table-column-properties style:column-width="1.0368in"/>
    </style:style>
    <style:style style:name="Table4.D" style:family="table-column">
      <style:table-column-properties style:column-width="1.0438in"/>
    </style:style>
    <style:style style:name="Table4.E" style:family="table-column">
      <style:table-column-properties style:column-width="0.9063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2.9694in" table:align="left"/>
    </style:style>
    <style:style style:name="Table5.A" style:family="table-column">
      <style:table-column-properties style:column-width="1.516in"/>
    </style:style>
    <style:style style:name="Table5.B" style:family="table-column">
      <style:table-column-properties style:column-width="1.4535in"/>
    </style:style>
    <style:style style:name="Table5.A1" style:family="table-cell">
      <style:table-cell-properties style:vertical-align="middle" fo:padding="0.0194in" fo:border="none"/>
    </style:style>
    <style:style style:name="Table6" style:family="table">
      <style:table-properties style:width="5.4715in" table:align="left" fo:keep-with-next="always"/>
    </style:style>
    <style:style style:name="Table6.A" style:family="table-column">
      <style:table-column-properties style:column-width="0.5889in"/>
    </style:style>
    <style:style style:name="Table6.B" style:family="table-column">
      <style:table-column-properties style:column-width="0.5681in"/>
    </style:style>
    <style:style style:name="Table6.C" style:family="table-column">
      <style:table-column-properties style:column-width="0.7139in"/>
    </style:style>
    <style:style style:name="Table6.H" style:family="table-column">
      <style:table-column-properties style:column-width="0.7451in"/>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H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D2" style:family="table-cell" style:data-style-name="N0">
      <style:table-cell-properties style:vertical-align="middle" fo:padding="0.0382in" fo:border-left="0.0007in solid #000000" fo:border-right="none" fo:border-top="none" fo:border-bottom="0.0007in solid #000000"/>
    </style:style>
    <style:style style:name="Table6.H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3778in" table:align="left" fo:keep-with-next="always"/>
    </style:style>
    <style:style style:name="Table7.A" style:family="table-column">
      <style:table-column-properties style:column-width="0.7243in"/>
    </style:style>
    <style:style style:name="Table7.B" style:family="table-column">
      <style:table-column-properties style:column-width="0.7139in"/>
    </style:style>
    <style:style style:name="Table7.D" style:family="table-column">
      <style:table-column-properties style:column-width="0.5785in"/>
    </style:style>
    <style:style style:name="Table7.F" style:family="table-column">
      <style:table-column-properties style:column-width="0.5576in"/>
    </style:style>
    <style:style style:name="Table7.G" style:family="table-column">
      <style:table-column-properties style:column-width="0.6306in"/>
    </style:style>
    <style:style style:name="Table7.H" style:family="table-column">
      <style:table-column-properties style:column-width="0.7451in"/>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H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H2" style:family="table-cell" style:data-style-name="N0">
      <style:table-cell-properties style:vertical-align="middle" fo:padding="0.0382in" fo:border-left="0.0007in solid #000000" fo:border-right="0.0007in solid #000000" fo:border-top="none" fo:border-bottom="0.0007in solid #000000"/>
    </style:style>
    <style:style style:name="Table8" style:family="table">
      <style:table-properties style:width="4.734in" table:align="left" fo:keep-with-next="always"/>
    </style:style>
    <style:style style:name="Table8.A" style:family="table-column">
      <style:table-column-properties style:column-width="2.0549in"/>
    </style:style>
    <style:style style:name="Table8.B" style:family="table-column">
      <style:table-column-properties style:column-width="2.6792in"/>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B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B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3.5035in" table:align="left" fo:keep-with-next="always"/>
    </style:style>
    <style:style style:name="Table9.A" style:family="table-column">
      <style:table-column-properties style:column-width="1.2313in"/>
    </style:style>
    <style:style style:name="Table9.B" style:family="table-column">
      <style:table-column-properties style:column-width="2.272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3" style:family="paragraph" style:parent-style-name="toc_20_1">
      <style:paragraph-properties style:writing-mode="lr-tb">
        <style:tab-stops>
          <style:tab-stop style:position="6.5244in" style:type="right" style:leader-style="dotted" style:leader-text="."/>
        </style:tab-stops>
      </style:paragraph-properties>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5" style:family="paragraph" style:parent-style-name="Standard">
      <style:text-properties officeooo:paragraph-rsid="000e55e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ab-stops>
          <style:tab-stop style:position="1.3071in"/>
        </style:tab-stops>
      </style:paragraph-properties>
      <style:text-properties fo:font-weight="bold" style:font-weight-asian="bold" style:font-weight-complex="bold"/>
    </style:style>
    <style:style style:name="P8" style:family="paragraph" style:parent-style-name="Standard">
      <style:text-properties fo:font-weight="bold" officeooo:paragraph-rsid="0014a048" style:font-weight-asian="bold" style:font-weight-complex="bold"/>
    </style:style>
    <style:style style:name="P9" style:family="paragraph" style:parent-style-name="Standard">
      <style:text-properties fo:font-weight="bold" officeooo:rsid="000e55ed" officeooo:paragraph-rsid="000e55ed" style:font-weight-asian="bold" style:font-weight-complex="bold"/>
    </style:style>
    <style:style style:name="P10" style:family="paragraph" style:parent-style-name="Standard">
      <style:text-properties fo:font-weight="bold" officeooo:rsid="00112321" officeooo:paragraph-rsid="00112321" style:font-weight-asian="bold" style:font-weight-complex="bold"/>
    </style:style>
    <style:style style:name="P11" style:family="paragraph" style:parent-style-name="Standard">
      <style:text-properties fo:font-weight="bold" officeooo:rsid="0014a048" style:font-weight-asian="bold" style:font-weight-complex="bold"/>
    </style:style>
    <style:style style:name="P12" style:family="paragraph" style:parent-style-name="Standard">
      <style:text-properties fo:font-weight="bold" officeooo:rsid="0016252f" style:font-weight-asian="bold" style:font-weight-complex="bold"/>
    </style:style>
    <style:style style:name="P13" style:family="paragraph" style:parent-style-name="Standard">
      <style:text-properties fo:font-weight="bold" officeooo:rsid="001886b3" style:font-weight-asian="bold" style:font-weight-complex="bold"/>
    </style:style>
    <style:style style:name="P14" style:family="paragraph" style:parent-style-name="Standard">
      <style:text-properties fo:font-weight="bold" officeooo:rsid="0018daf0" style:font-weight-asian="bold" style:font-weight-complex="bold"/>
    </style:style>
    <style:style style:name="P15" style:family="paragraph" style:parent-style-name="Standard">
      <style:text-properties fo:font-weight="bold" officeooo:rsid="00143ae9" style:font-weight-asian="bold" style:font-weight-complex="bold"/>
    </style:style>
    <style:style style:name="P16" style:family="paragraph" style:parent-style-name="Standard">
      <style:text-properties officeooo:paragraph-rsid="00112321"/>
    </style:style>
    <style:style style:name="P17" style:family="paragraph" style:parent-style-name="Standard">
      <style:text-properties officeooo:paragraph-rsid="0014a048"/>
    </style:style>
    <style:style style:name="P18" style:family="paragraph" style:parent-style-name="Standard">
      <style:text-properties officeooo:paragraph-rsid="0018daf0"/>
    </style:style>
    <style:style style:name="P19" style:family="paragraph" style:parent-style-name="Standard">
      <style:text-properties fo:font-weight="normal" officeooo:paragraph-rsid="0018daf0" style:font-weight-asian="normal" style:font-weight-complex="normal"/>
    </style:style>
    <style:style style:name="P20" style:family="paragraph" style:parent-style-name="Standard">
      <style:text-properties officeooo:rsid="0014a048"/>
    </style:style>
    <style:style style:name="P21" style:family="paragraph" style:parent-style-name="Standard">
      <style:text-properties officeooo:rsid="001886b3"/>
    </style:style>
    <style:style style:name="P22" style:family="paragraph" style:parent-style-name="Standard">
      <style:text-properties officeooo:paragraph-rsid="001c85a2"/>
    </style:style>
    <style:style style:name="P23" style:family="paragraph" style:parent-style-name="Standard">
      <style:text-properties officeooo:paragraph-rsid="0028d753"/>
    </style:style>
    <style:style style:name="P24" style:family="paragraph" style:parent-style-name="Standard">
      <style:paragraph-properties fo:text-align="center" style:justify-single-word="false" fo:orphans="0" fo:widows="0"/>
      <style:text-properties fo:font-size="14pt" fo:font-weight="bold" officeooo:paragraph-rsid="002ed717" style:font-size-asian="14pt" style:font-weight-asian="bold" style:font-size-complex="14pt" style:font-weight-complex="bold"/>
    </style:style>
    <style:style style:name="P25" style:family="paragraph" style:parent-style-name="Standard">
      <style:paragraph-properties fo:text-align="center" style:justify-single-word="false" fo:orphans="0" fo:widows="0"/>
      <style:text-properties fo:font-size="14pt" fo:font-weight="bold" officeooo:paragraph-rsid="002ed717" style:font-size-asian="14pt" style:font-weight-asian="bold" style:font-size-complex="14pt"/>
    </style:style>
    <style:style style:name="P26" style:family="paragraph" style:parent-style-name="Standard">
      <style:paragraph-properties fo:text-align="center" style:justify-single-word="false" fo:orphans="0" fo:widows="0"/>
      <style:text-properties fo:font-size="14pt" officeooo:paragraph-rsid="002ed717" style:font-size-asian="14pt" style:font-size-complex="14pt"/>
    </style:style>
    <style:style style:name="P27" style:family="paragraph" style:parent-style-name="Standard">
      <style:paragraph-properties fo:text-align="center" style:justify-single-word="false" fo:orphans="0" fo:widows="0"/>
      <style:text-properties fo:font-size="14pt" officeooo:rsid="002ed717" officeooo:paragraph-rsid="002ed717" style:font-size-asian="14pt" style:font-size-complex="14pt"/>
    </style:style>
    <style:style style:name="P28" style:family="paragraph" style:parent-style-name="Standard">
      <style:paragraph-properties fo:text-align="center" style:justify-single-word="false"/>
      <style:text-properties fo:font-size="11pt" officeooo:paragraph-rsid="002ed717" style:font-size-asian="11pt"/>
    </style:style>
    <style:style style:name="P29" style:family="paragraph" style:parent-style-name="Standard">
      <style:paragraph-properties fo:line-height="100%" fo:text-align="center" style:justify-single-word="false"/>
      <style:text-properties fo:font-variant="small-caps" style:font-name="Times New Roman" fo:font-size="16pt" fo:font-style="normal" fo:font-weight="normal" officeooo:paragraph-rsid="002ed717" style:font-size-asian="16pt" style:font-style-asian="normal" style:font-weight-asian="normal" style:font-name-complex="Arial" style:font-size-complex="16pt" style:font-style-complex="normal" style:font-weight-complex="normal"/>
    </style:style>
    <style:style style:name="P30" style:family="paragraph" style:parent-style-name="Standard">
      <style:paragraph-properties fo:text-align="center" style:justify-single-word="false" fo:orphans="0" fo:widows="0"/>
      <style:text-properties fo:font-variant="small-caps" style:font-name="Times New Roman" fo:font-size="16pt" fo:font-style="normal" fo:font-weight="normal" officeooo:paragraph-rsid="002ed717" style:font-size-asian="16pt" style:font-style-asian="normal" style:font-weight-asian="normal" style:font-name-complex="Arial" style:font-size-complex="16pt" style:font-style-complex="normal" style:font-weight-complex="normal"/>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align="center"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35" style:family="paragraph" style:parent-style-name="Standard">
      <style:paragraph-properties fo:margin-left="0in" fo:margin-right="0in" fo:line-height="150%" fo:orphans="0" fo:widows="0" fo:text-indent="0in" style:auto-text-indent="false" style:shadow="none"/>
      <style:text-properties fo:font-size="14pt" officeooo:paragraph-rsid="002ed717" style:font-size-asian="14pt" style:font-size-complex="14pt"/>
    </style:style>
    <style:style style:name="P36" style:family="paragraph" style:parent-style-name="Standard">
      <style:paragraph-properties fo:margin-left="0in" fo:margin-right="0in" fo:line-height="150%" fo:text-indent="0in" style:auto-text-indent="false" style:shadow="none"/>
      <style:text-properties fo:font-size="14pt" officeooo:paragraph-rsid="002ed717" style:font-size-asian="14pt" style:font-size-complex="14pt"/>
    </style:style>
    <style:style style:name="P37" style:family="paragraph" style:parent-style-name="Standard">
      <style:paragraph-properties fo:margin-left="0in" fo:margin-right="0in" fo:line-height="150%" fo:text-align="justify" style:justify-single-word="false" fo:orphans="0" fo:widows="0" fo:text-indent="0in" style:auto-text-indent="false" style:shadow="none" style:snap-to-layout-grid="false"/>
      <style:text-properties fo:font-size="14pt" officeooo:paragraph-rsid="002ed717" style:font-size-asian="14pt" style:font-size-complex="14pt"/>
    </style:style>
    <style:style style:name="P38" style:family="paragraph" style:parent-style-name="Standard">
      <style:paragraph-properties fo:margin-left="0in" fo:margin-right="0in" fo:line-height="150%" fo:text-indent="0in" style:auto-text-indent="false" style:shadow="none"/>
      <style:text-properties fo:font-size="11pt" officeooo:paragraph-rsid="002ed717" style:font-size-asian="11pt" style:font-size-complex="11pt"/>
    </style:style>
    <style:style style:name="P39" style:family="paragraph" style:parent-style-name="Title">
      <style:paragraph-properties fo:margin-left="0in" fo:margin-right="0in" fo:line-height="150%" fo:text-align="start" style:justify-single-word="false" fo:text-indent="0in" style:auto-text-indent="false" style:shadow="none" style:snap-to-layout-grid="false">
        <style:tab-stops>
          <style:tab-stop style:position="4.1346in"/>
        </style:tab-stops>
      </style:paragraph-properties>
      <style:text-properties officeooo:paragraph-rsid="002ed717"/>
    </style:style>
    <style:style style:name="P40" style:family="paragraph" style:parent-style-name="Title">
      <style:paragraph-properties fo:margin-left="0in" fo:margin-right="0in" fo:line-height="150%" fo:text-align="start" style:justify-single-word="false" fo:text-indent="0in" style:auto-text-indent="false" style:shadow="none">
        <style:tab-stops>
          <style:tab-stop style:position="4.1346in"/>
        </style:tab-stops>
      </style:paragraph-properties>
      <style:text-properties fo:font-size="9pt" officeooo:paragraph-rsid="002ed717" style:font-size-asian="9pt" style:font-size-complex="9pt"/>
    </style:style>
    <style:style style:name="P41" style:family="paragraph" style:parent-style-name="Standard">
      <style:paragraph-properties fo:margin-left="0in" fo:margin-right="0in" fo:text-indent="0.3902in" style:auto-text-indent="false" style:writing-mode="lr-tb"/>
    </style:style>
    <style:style style:name="P42" style:family="paragraph" style:parent-style-name="Standard">
      <style:paragraph-properties fo:margin-left="0in" fo:margin-right="0in" fo:text-align="justify" style:justify-single-word="false" fo:text-indent="0.3902in" style:auto-text-indent="false" style:writing-mode="lr-tb"/>
    </style:style>
    <style:style style:name="P43"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44" style:family="paragraph" style:parent-style-name="Standard">
      <style:paragraph-properties fo:margin-left="0in" fo:margin-right="0in" fo:text-indent="0.3902in" style:auto-text-indent="false" style:writing-mode="lr-tb">
        <style:tab-stops/>
      </style:paragraph-properties>
    </style:style>
    <style:style style:name="P45"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46"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47" style:family="paragraph" style:parent-style-name="heading_20_1">
      <style:paragraph-properties fo:margin-left="0in" fo:margin-right="0in" fo:text-indent="0.3902in" style:auto-text-indent="false" style:writing-mode="lr-tb"/>
    </style:style>
    <style:style style:name="P48" style:family="paragraph" style:parent-style-name="heading_20_3">
      <style:paragraph-properties fo:margin-left="0in" fo:margin-right="0in" fo:text-indent="0.3902in" style:auto-text-indent="false" style:writing-mode="lr-tb"/>
    </style:style>
    <style:style style:name="P49" style:family="paragraph" style:parent-style-name="heading_20_2">
      <style:paragraph-properties fo:margin-left="0in" fo:margin-right="0in" fo:text-indent="0.3902in" style:auto-text-indent="false" style:writing-mode="lr-tb"/>
    </style:style>
    <style:style style:name="P50" style:family="paragraph" style:parent-style-name="Standard">
      <style:paragraph-properties fo:margin-left="0in" fo:margin-right="0in" fo:text-indent="0.3902in" style:auto-text-indent="false"/>
    </style:style>
    <style:style style:name="P51" style:family="paragraph" style:parent-style-name="Standard">
      <style:paragraph-properties fo:margin-left="0in" fo:margin-right="0in" fo:text-align="justify" style:justify-single-word="false" fo:text-indent="0.3902in" style:auto-text-indent="false"/>
    </style:style>
    <style:style style:name="P52" style:family="paragraph" style:parent-style-name="Standard">
      <style:paragraph-properties fo:margin-left="0in" fo:margin-right="0in" fo:text-align="justify" style:justify-single-word="false" fo:text-indent="0.3902in" style:auto-text-indent="false">
        <style:tab-stops/>
      </style:paragraph-properties>
    </style:style>
    <style:style style:name="P53"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54"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55" style:family="paragraph" style:parent-style-name="heading_20_1">
      <style:paragraph-properties fo:margin-left="0in" fo:margin-right="0in" fo:text-indent="0.3902in" style:auto-text-indent="false" fo:break-before="page" style:writing-mode="lr-tb"/>
    </style:style>
    <style:style style:name="P56" style:family="paragraph" style:parent-style-name="Standard">
      <style:paragraph-properties fo:margin-left="0in" fo:margin-right="0in" fo:text-indent="0.3902in" style:auto-text-indent="false" fo:break-before="page"/>
    </style:style>
    <style:style style:name="P57" style:family="paragraph" style:parent-style-name="Stolen">
      <style:paragraph-properties fo:margin-left="0in" fo:margin-right="0in" fo:text-indent="0.3902in" style:auto-text-indent="false"/>
    </style:style>
    <style:style style:name="P58" style:family="paragraph" style:parent-style-name="Stolen">
      <style:paragraph-properties fo:margin-left="0in" fo:margin-right="0in" fo:text-align="center" style:justify-single-word="false" fo:text-indent="0.3902in" style:auto-text-indent="false"/>
    </style:style>
    <style:style style:name="P59" style:family="paragraph" style:parent-style-name="Table_20_Contents">
      <style:paragraph-properties fo:margin-left="0in" fo:margin-right="0in" fo:text-indent="0.3902in" style:auto-text-indent="false"/>
    </style:style>
    <style:style style:name="P60" style:family="paragraph" style:parent-style-name="Table_20_Contents">
      <style:paragraph-properties fo:margin-left="0in" fo:margin-right="0in" fo:text-align="center" style:justify-single-word="false" fo:text-indent="0.3902in" style:auto-text-indent="false"/>
    </style:style>
    <style:style style:name="P61" style:family="paragraph" style:parent-style-name="Таблица">
      <style:paragraph-properties fo:margin-left="0in" fo:margin-right="0in" fo:text-indent="0.3902in" style:auto-text-indent="false"/>
    </style:style>
    <style:style style:name="P62" style:family="paragraph" style:parent-style-name="Text_20_body">
      <style:paragraph-properties fo:margin-left="0in" fo:margin-right="0in" fo:text-align="justify" style:justify-single-word="false" fo:text-indent="0.3902in" style:auto-text-indent="false"/>
    </style:style>
    <style:style style:name="P63" style:family="paragraph" style:parent-style-name="Standard">
      <style:paragraph-properties fo:margin-left="0in" fo:margin-right="0in" fo:text-align="justify" style:justify-single-word="false" fo:orphans="2" fo:text-indent="0.3902in" style:auto-text-indent="false" style:shadow="none">
        <style:tab-stops/>
      </style:paragraph-properties>
      <style:text-properties fo:font-weight="bold" officeooo:rsid="000e55ed" style:font-weight-asian="bold" style:font-weight-complex="bold"/>
    </style:style>
    <style:style style:name="P64" style:family="paragraph" style:parent-style-name="Bibliography_20_1">
      <style:paragraph-properties>
        <style:tab-stops/>
      </style:paragraph-properties>
    </style:style>
    <style:style style:name="P65" style:family="paragraph" style:parent-style-name="basis">
      <style:paragraph-properties fo:margin-left="0.0693in" fo:margin-right="0in" fo:text-indent="0in" style:auto-text-indent="false" style:snap-to-layout-grid="false"/>
      <style:text-properties style:font-name="Courier" fo:font-size="10pt" officeooo:paragraph-rsid="00143ae9" style:font-size-asian="10pt" style:font-size-complex="10pt"/>
    </style:style>
    <style:style style:name="P66" style:family="paragraph" style:parent-style-name="basis">
      <style:paragraph-properties fo:margin-left="0.0693in" fo:margin-right="0in" fo:text-indent="0in" style:auto-text-indent="false"/>
      <style:text-properties style:font-name="Courier" fo:font-size="10pt" officeooo:paragraph-rsid="00143ae9" style:font-size-asian="10pt" style:font-size-complex="10pt"/>
    </style:style>
    <style:style style:name="P67" style:family="paragraph" style:parent-style-name="Standard">
      <style:paragraph-properties fo:keep-together="always" fo:keep-with-next="always"/>
      <style:text-properties officeooo:paragraph-rsid="0018daf0"/>
    </style:style>
    <style:style style:name="P68" style:family="paragraph" style:parent-style-name="Standard">
      <style:paragraph-properties fo:margin-left="-0.0398in" fo:margin-right="-0.0398in" fo:text-indent="0in" style:auto-text-indent="false" style:snap-to-layout-grid="false"/>
      <style:text-properties fo:font-size="13pt" fo:font-weight="bold" officeooo:paragraph-rsid="00143ae9" style:font-size-asian="13pt" style:font-weight-asian="bold" style:font-size-complex="13pt"/>
    </style:style>
    <style:style style:name="P69" style:family="paragraph" style:parent-style-name="Standard">
      <style:paragraph-properties fo:margin-left="-0.0398in" fo:margin-right="-0.0398in" fo:text-align="start" style:justify-single-word="false" fo:text-indent="0in" style:auto-text-indent="false"/>
      <style:text-properties style:font-name="Courier" fo:font-size="10pt" officeooo:paragraph-rsid="00143ae9" style:font-size-asian="10pt" style:font-size-complex="10pt"/>
    </style:style>
    <style:style style:name="P70" style:family="paragraph" style:parent-style-name="Standard">
      <style:paragraph-properties fo:margin-left="-0.0398in" fo:margin-right="-0.0398in" fo:text-align="start" style:justify-single-word="false" fo:text-indent="0in" style:auto-text-indent="false" style:snap-to-layout-grid="false"/>
      <style:text-properties style:font-name="Courier" fo:font-size="10pt" officeooo:paragraph-rsid="00143ae9" style:font-size-asian="10pt" style:font-size-complex="10pt"/>
    </style:style>
    <style:style style:name="P71" style:family="paragraph" style:parent-style-name="Standard">
      <style:paragraph-properties fo:margin-left="-0.0398in" fo:margin-right="-0.0398in" fo:text-align="start" style:justify-single-word="false" fo:text-indent="0in" style:auto-text-indent="false" style:snap-to-layout-grid="false"/>
      <style:text-properties style:font-name="Courier" fo:font-size="10pt" fo:language="en" fo:country="US" officeooo:paragraph-rsid="00143ae9" style:font-size-asian="10pt" style:font-name-complex="Courier New1" style:font-size-complex="10pt"/>
    </style:style>
    <style:style style:name="P72"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officeooo:paragraph-rsid="00143ae9" style:font-size-asian="10pt" style:font-name-complex="Courier New1" style:font-size-complex="10pt"/>
    </style:style>
    <style:style style:name="P73"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style:text-underline-style="solid" style:text-underline-width="auto" style:text-underline-color="font-color" officeooo:paragraph-rsid="00143ae9" style:font-size-asian="10pt" style:font-name-complex="Courier New1" style:font-size-complex="10pt"/>
    </style:style>
    <style:style style:name="P74"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style:text-underline-style="solid" style:text-underline-width="auto" style:text-underline-color="font-color" fo:font-weight="bold" officeooo:paragraph-rsid="00143ae9" style:font-size-asian="10pt" style:font-weight-asian="bold" style:font-name-complex="Courier New1" style:font-size-complex="10pt"/>
    </style:style>
    <style:style style:name="P75" style:family="paragraph" style:parent-style-name="Standard">
      <style:paragraph-properties fo:margin-left="-0.0398in" fo:margin-right="-0.0398in" fo:text-align="start" style:justify-single-word="false" fo:text-indent="0in" style:auto-text-indent="false"/>
      <style:text-properties style:font-name="Courier" fo:font-size="10pt" style:text-underline-style="solid" style:text-underline-width="auto" style:text-underline-color="font-color" officeooo:paragraph-rsid="00143ae9" style:font-size-asian="10pt" style:font-name-complex="Courier New1" style:font-size-complex="10pt"/>
    </style:style>
    <style:style style:name="P76" style:family="paragraph" style:parent-style-name="Standard">
      <style:paragraph-properties fo:margin-left="-0.1043in" fo:margin-right="0in" fo:text-indent="0.4047in" style:auto-text-indent="false"/>
    </style:style>
    <style:style style:name="P77" style:family="paragraph" style:parent-style-name="Standard">
      <style:paragraph-properties fo:text-align="center" style:justify-single-word="false" style:border-line-width-top="0.0008in 0.0346in 0.0346in" fo:padding-left="0in" fo:padding-right="0in" fo:padding-top="0.0138in" fo:padding-bottom="0in" fo:border-left="none" fo:border-right="none" fo:border-top="0.0701in double #000000" fo:border-bottom="none"/>
      <style:text-properties officeooo:paragraph-rsid="002ed717"/>
    </style:style>
    <style:style style:name="P78" style:family="paragraph" style:parent-style-name="Standard">
      <style:paragraph-properties fo:margin-left="0.0236in" fo:margin-right="0in" fo:line-height="150%" fo:orphans="0" fo:widows="0" fo:text-indent="0in" style:auto-text-indent="false" style:shadow="none"/>
      <style:text-properties fo:font-size="14pt" officeooo:paragraph-rsid="002ed717" style:font-size-asian="14pt" style:font-size-complex="14pt"/>
    </style:style>
    <style:style style:name="P79" style:family="paragraph" style:parent-style-name="Standard">
      <style:paragraph-properties fo:margin-left="0.061in" fo:margin-right="0in" fo:line-height="150%" fo:orphans="0" fo:widows="0" fo:text-indent="0in" style:auto-text-indent="false" style:shadow="none"/>
      <style:text-properties fo:font-size="14pt" officeooo:paragraph-rsid="002ed717" style:font-size-asian="14pt" style:font-size-complex="14pt"/>
    </style:style>
    <style:style style:name="P80" style:family="paragraph" style:parent-style-name="Standard">
      <style:paragraph-properties fo:margin-left="0.061in" fo:margin-right="0in" fo:line-height="150%" fo:orphans="0" fo:widows="0" fo:text-indent="0in" style:auto-text-indent="false" style:shadow="none"/>
      <style:text-properties fo:font-size="11pt" officeooo:paragraph-rsid="002ed717" style:font-size-asian="11pt" style:font-size-complex="11pt"/>
    </style:style>
    <style:style style:name="P81" style:family="paragraph" style:parent-style-name="Standard">
      <style:paragraph-properties fo:text-align="center" style:justify-single-word="false" fo:background-color="#ffffff">
        <style:background-image/>
      </style:paragraph-properties>
      <style:text-properties fo:font-size="11pt" officeooo:paragraph-rsid="002ed717" style:font-size-asian="11pt"/>
    </style:style>
    <style:style style:name="P82" style:family="paragraph" style:parent-style-name="Standard">
      <style:paragraph-properties fo:text-align="center" style:justify-single-word="false" fo:background-color="#ffffff">
        <style:background-image/>
      </style:paragraph-properties>
      <style:text-properties fo:font-size="14pt" fo:font-weight="bold" officeooo:paragraph-rsid="002ed717" style:font-size-asian="14pt" style:font-weight-asian="bold" style:font-size-complex="14pt" style:font-weight-complex="bold"/>
    </style:style>
    <style:style style:name="P83" style:family="paragraph" style:parent-style-name="Text_20_body_20_indent">
      <style:paragraph-properties fo:line-height="100%" fo:text-align="center" style:justify-single-word="false" fo:background-color="#ffffff">
        <style:background-image/>
      </style:paragraph-properties>
      <style:text-properties style:font-name="Arial" fo:font-size="16pt" officeooo:paragraph-rsid="002ed717" style:font-size-asian="16pt" style:font-name-complex="Arial" style:font-size-complex="16pt"/>
    </style:style>
    <style:style style:name="P84" style:family="paragraph" style:parent-style-name="Standard">
      <style:paragraph-properties fo:margin-left="0in" fo:margin-right="0in" fo:orphans="0" fo:widows="0" fo:text-indent="3.5437in" style:auto-text-indent="false"/>
      <style:text-properties fo:font-size="14pt" officeooo:paragraph-rsid="002ed717" style:font-size-asian="14pt" style:font-size-complex="14pt"/>
    </style:style>
    <style:style style:name="P85" style:family="paragraph" style:parent-style-name="Text_20_body_20_indent">
      <style:paragraph-properties fo:line-height="100%" fo:text-align="center" style:justify-single-word="false"/>
      <style:text-properties officeooo:paragraph-rsid="002ed717"/>
    </style:style>
    <style:style style:name="P86" style:family="paragraph" style:parent-style-name="Contents_20_1">
      <style:paragraph-properties>
        <style:tab-stops>
          <style:tab-stop style:position="6.7in" style:type="right" style:leader-style="dotted" style:leader-text="."/>
        </style:tab-stops>
      </style:paragraph-properties>
    </style:style>
    <style:style style:name="P87" style:family="paragraph" style:parent-style-name="Contents_20_3">
      <style:paragraph-properties>
        <style:tab-stops>
          <style:tab-stop style:position="6.3071in" style:type="right" style:leader-style="dotted" style:leader-text="."/>
        </style:tab-stops>
      </style:paragraph-properties>
    </style:style>
    <style:style style:name="P88" style:family="paragraph" style:parent-style-name="Contents_20_2">
      <style:paragraph-properties>
        <style:tab-stops>
          <style:tab-stop style:position="6.5035in" style:type="right" style:leader-style="dotted" style:leader-text="."/>
        </style:tab-stops>
      </style:paragraph-properties>
    </style:style>
    <style:style style:name="P89" style:family="paragraph" style:parent-style-name="Standard" style:master-page-name="First_20_Page">
      <style:paragraph-properties fo:text-align="center" style:justify-single-word="false" style:page-number="auto" fo:background-color="#ffffff">
        <style:background-image/>
      </style:paragraph-properties>
      <style:text-properties fo:font-size="12pt" officeooo:paragraph-rsid="002ed717" style:font-size-asian="12pt" style:font-size-complex="12pt"/>
    </style:style>
    <style:style style:name="P90" style:family="paragraph" style:parent-style-name="Standard" style:list-style-name="L46"/>
    <style:style style:name="P91" style:family="paragraph" style:parent-style-name="Standard" style:list-style-name="L49"/>
    <style:style style:name="P92" style:family="paragraph" style:parent-style-name="Standard" style:list-style-name="L50"/>
    <style:style style:name="P93" style:family="paragraph" style:parent-style-name="Standard" style:list-style-name="L51"/>
    <style:style style:name="P94" style:family="paragraph" style:parent-style-name="Standard" style:list-style-name="L54"/>
    <style:style style:name="P95" style:family="paragraph" style:parent-style-name="Standard" style:list-style-name="L55"/>
    <style:style style:name="P96" style:family="paragraph" style:parent-style-name="Standard" style:list-style-name="L56"/>
    <style:style style:name="P97" style:family="paragraph" style:parent-style-name="Standard" style:list-style-name="L57"/>
    <style:style style:name="P98" style:family="paragraph" style:parent-style-name="Standard" style:list-style-name="L58"/>
    <style:style style:name="P99" style:family="paragraph" style:parent-style-name="Standard" style:list-style-name="L58">
      <style:text-properties officeooo:paragraph-rsid="001dff06"/>
    </style:style>
    <style:style style:name="P100" style:family="paragraph" style:parent-style-name="Standard" style:list-style-name="L59"/>
    <style:style style:name="P101" style:family="paragraph" style:parent-style-name="Standard" style:list-style-name="L67"/>
    <style:style style:name="P102" style:family="paragraph" style:parent-style-name="Standard" style:list-style-name="L68"/>
    <style:style style:name="P103" style:family="paragraph" style:parent-style-name="Standard" style:list-style-name="L75"/>
    <style:style style:name="P104" style:family="paragraph" style:parent-style-name="Standard" style:list-style-name="L77"/>
    <style:style style:name="P105" style:family="paragraph" style:parent-style-name="Standard">
      <style:text-properties fo:font-weight="bold" style:font-weight-asian="bold" style:font-weight-complex="bold"/>
    </style:style>
    <style:style style:name="P106" style:family="paragraph" style:parent-style-name="Standard" style:list-style-name="L3">
      <style:paragraph-properties fo:margin-left="0in" fo:margin-right="0in" fo:text-align="justify" style:justify-single-word="false" fo:text-indent="0.3902in" style:auto-text-indent="false" style:writing-mode="lr-tb"/>
    </style:style>
    <style:style style:name="P107"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108"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109"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110"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111"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112"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113"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114" style:family="paragraph" style:parent-style-name="Standard" style:list-style-name="L29">
      <style:paragraph-properties fo:margin-left="0in" fo:margin-right="0in" fo:text-align="justify" style:justify-single-word="false" fo:text-indent="0.3902in" style:auto-text-indent="false"/>
    </style:style>
    <style:style style:name="P115" style:family="paragraph" style:parent-style-name="Standard" style:list-style-name="L32">
      <style:paragraph-properties fo:margin-left="0in" fo:margin-right="0in" fo:text-align="justify" style:justify-single-word="false" fo:text-indent="0.3902in" style:auto-text-indent="false"/>
    </style:style>
    <style:style style:name="P116" style:family="paragraph" style:parent-style-name="Standard" style:list-style-name="L34">
      <style:paragraph-properties fo:margin-left="0in" fo:margin-right="0in" fo:text-align="justify" style:justify-single-word="false" fo:text-indent="0.3902in" style:auto-text-indent="false"/>
    </style:style>
    <style:style style:name="P117" style:family="paragraph" style:parent-style-name="Standard" style:list-style-name="L39">
      <style:paragraph-properties fo:margin-left="0in" fo:margin-right="0in" fo:text-align="justify" style:justify-single-word="false" fo:text-indent="0.3902in" style:auto-text-indent="false"/>
    </style:style>
    <style:style style:name="P118" style:family="paragraph" style:parent-style-name="Standard" style:list-style-name="L40">
      <style:paragraph-properties fo:margin-left="0in" fo:margin-right="0in" fo:text-align="justify" style:justify-single-word="false" fo:text-indent="0.3902in" style:auto-text-indent="false"/>
    </style:style>
    <style:style style:name="P119" style:family="paragraph" style:parent-style-name="Standard" style:list-style-name="L7">
      <style:paragraph-properties fo:margin-left="0in" fo:margin-right="0in" fo:text-indent="0.3902in" style:auto-text-indent="false"/>
    </style:style>
    <style:style style:name="P120" style:family="paragraph" style:parent-style-name="Standard" style:list-style-name="L80">
      <style:paragraph-properties fo:margin-left="0in" fo:margin-right="0in" fo:text-indent="0.3902in" style:auto-text-indent="false"/>
    </style:style>
    <style:style style:name="P121" style:family="paragraph" style:parent-style-name="Standard" style:list-style-name="L82">
      <style:paragraph-properties fo:margin-left="0in" fo:margin-right="0in" fo:text-indent="0.3902in" style:auto-text-indent="false"/>
    </style:style>
    <style:style style:name="P122" style:family="paragraph" style:parent-style-name="Standard" style:list-style-name="L6">
      <style:paragraph-properties fo:line-height="100%" style:writing-mode="lr-tb"/>
    </style:style>
    <style:style style:name="P123" style:family="paragraph" style:parent-style-name="Standard" style:list-style-name="L36">
      <style:paragraph-properties fo:margin-left="0.4925in" fo:margin-right="0in" fo:text-align="justify" style:justify-single-word="false" fo:text-indent="0.3902in" style:auto-text-indent="false">
        <style:tab-stops/>
      </style:paragraph-properties>
    </style:style>
    <style:style style:name="P124" style:family="paragraph" style:parent-style-name="Standard" style:list-style-name="L37">
      <style:paragraph-properties fo:margin-left="0.4925in" fo:margin-right="0in" fo:text-align="justify" style:justify-single-word="false" fo:text-indent="0.3902in" style:auto-text-indent="false">
        <style:tab-stops/>
      </style:paragraph-properties>
    </style:style>
    <style:style style:name="P125" style:family="paragraph" style:parent-style-name="Standard" style:list-style-name="L38">
      <style:paragraph-properties fo:margin-left="0.4925in" fo:margin-right="0in" fo:text-align="justify" style:justify-single-word="false" fo:text-indent="0.3902in" style:auto-text-indent="false">
        <style:tab-stops/>
      </style:paragraph-properties>
    </style:style>
    <style:style style:name="P126" style:family="paragraph" style:parent-style-name="Standard" style:list-style-name="L47">
      <style:paragraph-properties fo:margin-left="0in" fo:margin-right="0in" fo:text-indent="0.3882in" style:auto-text-indent="false">
        <style:tab-stops/>
      </style:paragraph-properties>
    </style:style>
    <style:style style:name="P127" style:family="paragraph" style:parent-style-name="Standard" style:list-style-name="L62">
      <style:paragraph-properties fo:margin-left="0in" fo:margin-right="0in" fo:text-indent="0.3882in" style:auto-text-indent="false">
        <style:tab-stops/>
      </style:paragraph-properties>
    </style:style>
    <style:style style:name="P128" style:family="paragraph" style:parent-style-name="Standard" style:list-style-name="L65">
      <style:paragraph-properties fo:margin-left="0in" fo:margin-right="0in" fo:text-indent="0.3882in" style:auto-text-indent="false"/>
    </style:style>
    <style:style style:name="P129" style:family="paragraph" style:parent-style-name="Standard" style:list-style-name="L48">
      <style:paragraph-properties fo:margin-left="0in" fo:margin-right="0in" fo:text-indent="0.3783in" style:auto-text-indent="false">
        <style:tab-stops/>
      </style:paragraph-properties>
    </style:style>
    <style:style style:name="P130" style:family="paragraph" style:parent-style-name="Standard" style:list-style-name="L60">
      <style:paragraph-properties fo:margin-left="0in" fo:margin-right="0in" fo:text-indent="0.3783in" style:auto-text-indent="false">
        <style:tab-stops/>
      </style:paragraph-properties>
    </style:style>
    <style:style style:name="P131" style:family="paragraph" style:parent-style-name="Standard" style:list-style-name="L76">
      <style:paragraph-properties fo:margin-left="0in" fo:margin-right="0in" fo:text-indent="0.3783in" style:auto-text-indent="false"/>
    </style:style>
    <style:style style:name="P132" style:family="paragraph" style:parent-style-name="Standard" style:list-style-name="L52">
      <style:paragraph-properties fo:margin-left="0in" fo:margin-right="0in" fo:text-indent="0.3819in" style:auto-text-indent="false">
        <style:tab-stops/>
      </style:paragraph-properties>
    </style:style>
    <style:style style:name="P133" style:family="paragraph" style:parent-style-name="Standard" style:list-style-name="L52">
      <style:paragraph-properties fo:margin-left="0in" fo:margin-right="0in" fo:text-indent="0.3819in" style:auto-text-indent="false">
        <style:tab-stops/>
      </style:paragraph-properties>
      <style:text-properties officeooo:paragraph-rsid="001c70e6"/>
    </style:style>
    <style:style style:name="P134" style:family="paragraph" style:parent-style-name="Standard" style:list-style-name="L53">
      <style:paragraph-properties fo:margin-left="0in" fo:margin-right="0in" fo:text-indent="0.4047in" style:auto-text-indent="false">
        <style:tab-stops/>
      </style:paragraph-properties>
    </style:style>
    <style:style style:name="P135" style:family="paragraph" style:parent-style-name="Standard" style:list-style-name="L61">
      <style:paragraph-properties fo:margin-left="0in" fo:margin-right="0in" fo:text-indent="0.3598in" style:auto-text-indent="false">
        <style:tab-stops/>
      </style:paragraph-properties>
    </style:style>
    <style:style style:name="P136" style:family="paragraph" style:parent-style-name="Standard" style:list-style-name="L63">
      <style:paragraph-properties fo:margin-left="0.0098in" fo:margin-right="0in" fo:text-indent="0.3409in" style:auto-text-indent="false">
        <style:tab-stops/>
      </style:paragraph-properties>
      <style:text-properties officeooo:paragraph-rsid="0014a048"/>
    </style:style>
    <style:style style:name="P137" style:family="paragraph" style:parent-style-name="Standard" style:list-style-name="L64">
      <style:paragraph-properties fo:margin-left="0.0118in" fo:margin-right="0in" fo:text-indent="0.3591in" style:auto-text-indent="false">
        <style:tab-stops/>
      </style:paragraph-properties>
    </style:style>
    <style:style style:name="P138" style:family="paragraph" style:parent-style-name="Standard" style:list-style-name="L66">
      <style:paragraph-properties fo:margin-left="0.0189in" fo:margin-right="0in" fo:text-indent="0.3598in" style:auto-text-indent="false"/>
    </style:style>
    <style:style style:name="P139" style:family="paragraph" style:parent-style-name="Standard" style:list-style-name="L69">
      <style:paragraph-properties fo:margin-left="-0.1043in" fo:margin-right="0in" fo:text-indent="0.4047in" style:auto-text-indent="false"/>
    </style:style>
    <style:style style:name="P140" style:family="paragraph" style:parent-style-name="Standard" style:list-style-name="L70">
      <style:paragraph-properties fo:margin-left="-0.0118in" fo:margin-right="0in" fo:text-indent="0.3819in" style:auto-text-indent="false"/>
    </style:style>
    <style:style style:name="P141" style:family="paragraph" style:parent-style-name="Standard" style:list-style-name="L71">
      <style:paragraph-properties fo:margin-left="-0.0098in" fo:margin-right="0in" fo:text-indent="0.3783in" style:auto-text-indent="false"/>
    </style:style>
    <style:style style:name="P142" style:family="paragraph" style:parent-style-name="Standard" style:list-style-name="L72">
      <style:paragraph-properties fo:margin-left="-0.2839in" fo:margin-right="0in" fo:text-indent="0.3902in" style:auto-text-indent="false"/>
    </style:style>
    <style:style style:name="P143" style:family="paragraph" style:parent-style-name="Standard" style:list-style-name="L73">
      <style:paragraph-properties fo:margin-left="0in" fo:margin-right="0in" fo:text-indent="0.4264in" style:auto-text-indent="false">
        <style:tab-stops/>
      </style:paragraph-properties>
    </style:style>
    <style:style style:name="P144" style:family="paragraph" style:parent-style-name="Standard" style:list-style-name="L74">
      <style:paragraph-properties fo:margin-left="0in" fo:margin-right="0in" fo:text-indent="0.4071in" style:auto-text-indent="false"/>
    </style:style>
    <style:style style:name="P145" style:family="paragraph" style:parent-style-name="Standard" style:list-style-name="L78">
      <style:paragraph-properties fo:margin-left="-0.0098in" fo:margin-right="0in" fo:text-indent="0.398in" style:auto-text-indent="false">
        <style:tab-stops/>
      </style:paragraph-properties>
    </style:style>
    <style:style style:name="P146" style:family="paragraph" style:parent-style-name="Text_20_body" style:list-style-name="L45"/>
    <style:style style:name="P147"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8"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49"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0"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1"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2"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3"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4"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5"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6"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7"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8"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9"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0"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1"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2"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3"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4"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5"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6"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7"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8"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9" style:family="paragraph" style:parent-style-name="Text_20_body" style:list-style-name="L45">
      <style:paragraph-properties fo:margin-top="0in" fo:margin-bottom="0in"/>
    </style:style>
    <style:style style:name="P170" style:family="paragraph" style:parent-style-name="heading_20_1" style:list-style-name="L33">
      <style:paragraph-properties fo:margin-left="0in" fo:margin-right="0in" fo:text-indent="0.3902in" style:auto-text-indent="false" style:writing-mode="lr-tb">
        <style:tab-stops/>
      </style:paragraph-properties>
    </style:style>
    <style:style style:name="P171" style:family="paragraph" style:parent-style-name="heading_20_1" style:list-style-name="L41">
      <style:paragraph-properties fo:margin-left="0in" fo:margin-right="0in" fo:text-indent="0.3902in" style:auto-text-indent="false" style:writing-mode="lr-tb"/>
    </style:style>
    <style:style style:name="P172" style:family="paragraph" style:parent-style-name="heading_20_1" style:list-style-name="L42">
      <style:paragraph-properties fo:margin-left="0in" fo:margin-right="0in" fo:text-indent="0.3902in" style:auto-text-indent="false" style:writing-mode="lr-tb"/>
    </style:style>
    <style:style style:name="P173" style:family="paragraph" style:parent-style-name="heading_20_1" style:list-style-name="L83">
      <style:paragraph-properties fo:margin-left="0in" fo:margin-right="0in" fo:text-indent="0.3902in" style:auto-text-indent="false" style:writing-mode="lr-tb"/>
    </style:style>
    <style:style style:name="P174" style:family="paragraph" style:parent-style-name="heading_20_2" style:list-style-name="L1">
      <style:paragraph-properties fo:margin-left="0in" fo:margin-right="0in" fo:text-indent="0.3902in" style:auto-text-indent="false" style:writing-mode="lr-tb"/>
    </style:style>
    <style:style style:name="P175" style:family="paragraph" style:parent-style-name="heading_20_2" style:list-style-name="L2">
      <style:paragraph-properties fo:margin-left="0in" fo:margin-right="0in" fo:text-indent="0.3902in" style:auto-text-indent="false" style:writing-mode="lr-tb"/>
    </style:style>
    <style:style style:name="P176" style:family="paragraph" style:parent-style-name="heading_20_2" style:list-style-name="L8">
      <style:paragraph-properties fo:margin-left="0in" fo:margin-right="0in" fo:text-indent="0.3902in" style:auto-text-indent="false" style:writing-mode="lr-tb"/>
    </style:style>
    <style:style style:name="P177" style:family="paragraph" style:parent-style-name="heading_20_2" style:list-style-name="L43">
      <style:paragraph-properties fo:margin-left="0in" fo:margin-right="0in" fo:text-indent="0.3902in" style:auto-text-indent="false" style:writing-mode="lr-tb"/>
    </style:style>
    <style:style style:name="P178"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179" style:family="paragraph" style:parent-style-name="heading_20_2" style:list-style-name="L79">
      <style:paragraph-properties fo:margin-left="0in" fo:margin-right="0in" fo:text-indent="0.3902in" style:auto-text-indent="false" style:writing-mode="lr-tb"/>
    </style:style>
    <style:style style:name="P180" style:family="paragraph" style:parent-style-name="heading_20_2" style:list-style-name="L81">
      <style:paragraph-properties fo:margin-left="0in" fo:margin-right="0in" fo:text-indent="0.3902in" style:auto-text-indent="false" style:writing-mode="lr-tb"/>
    </style:style>
    <style:style style:name="P181"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182" style:family="paragraph" style:parent-style-name="heading_20_3" style:list-style-name="L44">
      <style:paragraph-properties fo:margin-left="0in" fo:margin-right="0in" fo:text-align="justify" style:justify-single-word="false" fo:text-indent="0.3902in" style:auto-text-indent="false"/>
    </style:style>
    <style:style style:name="P183" style:family="paragraph" style:parent-style-name="heading_20_3" style:list-style-name="L44">
      <style:paragraph-properties fo:margin-left="0in" fo:margin-right="0in" fo:orphans="2" fo:text-indent="0.3902in" style:auto-text-indent="false"/>
    </style:style>
    <style:style style:name="P184" style:family="paragraph" style:parent-style-name="heading_20_3" style:list-style-name="L44">
      <style:paragraph-properties fo:margin-left="0in" fo:margin-right="0in" fo:text-indent="0.3902in" style:auto-text-indent="false"/>
    </style:style>
    <style:style style:name="P185" style:family="paragraph" style:parent-style-name="heading_20_3" style:list-style-name="L44">
      <style:paragraph-properties fo:margin-left="0in" fo:margin-right="0in" fo:text-indent="0.3902in" style:auto-text-indent="false"/>
      <style:text-properties officeooo:paragraph-rsid="00112321"/>
    </style:style>
    <style:style style:name="P186" style:family="paragraph" style:parent-style-name="heading_20_3" style:list-style-name="L44">
      <style:paragraph-properties fo:margin-left="0in" fo:margin-right="0in" fo:text-indent="0.3902in" style:auto-text-indent="false"/>
      <style:text-properties officeooo:paragraph-rsid="00143ae9"/>
    </style:style>
    <style:style style:name="P187" style:family="paragraph" style:parent-style-name="heading_20_3" style:list-style-name="L44">
      <style:paragraph-properties fo:margin-left="0in" fo:margin-right="0in" fo:text-indent="0.3902in" style:auto-text-indent="false"/>
      <style:text-properties officeooo:paragraph-rsid="0014a048"/>
    </style:style>
    <style:style style:name="P188"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89" style:family="paragraph" style:parent-style-name="Text_20_body_20_indent">
      <style:paragraph-properties fo:line-height="100%" fo:text-align="center" style:justify-single-word="false"/>
      <style:text-properties officeooo:paragraph-rsid="002ed717"/>
    </style:style>
    <style:style style:name="P19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style:text-underline-style="none" officeooo:rsid="00143ae9"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style:font-size-asian="12pt" style:font-size-complex="12pt"/>
    </style:style>
    <style:style style:name="T7" style:family="text">
      <style:text-properties officeooo:rsid="000e0cf7"/>
    </style:style>
    <style:style style:name="T8" style:family="text">
      <style:text-properties officeooo:rsid="000e55ed"/>
    </style:style>
    <style:style style:name="T9" style:family="text">
      <style:text-properties officeooo:rsid="001027da"/>
    </style:style>
    <style:style style:name="T10" style:family="text">
      <style:text-properties officeooo:rsid="00112321"/>
    </style:style>
    <style:style style:name="T11" style:family="text">
      <style:text-properties officeooo:rsid="0012ae2a"/>
    </style:style>
    <style:style style:name="T12" style:family="text">
      <style:text-properties fo:language="en" fo:country="US" style:font-name-complex="Courier New1"/>
    </style:style>
    <style:style style:name="T13" style:family="text">
      <style:text-properties fo:language="en" fo:country="US" fo:font-style="italic" style:font-style-asian="italic"/>
    </style:style>
    <style:style style:name="T14" style:family="text">
      <style:text-properties style:font-name-complex="Courier New1"/>
    </style:style>
    <style:style style:name="T15" style:family="text">
      <style:text-properties style:text-underline-style="solid" style:text-underline-width="auto" style:text-underline-color="font-color" style:font-name-complex="Courier New1"/>
    </style:style>
    <style:style style:name="T16" style:family="text">
      <style:text-properties officeooo:rsid="00143ae9"/>
    </style:style>
    <style:style style:name="T17" style:family="text">
      <style:text-properties officeooo:rsid="0014a048"/>
    </style:style>
    <style:style style:name="T18" style:family="text">
      <style:text-properties officeooo:rsid="0016252f"/>
    </style:style>
    <style:style style:name="T19" style:family="text">
      <style:text-properties officeooo:rsid="001886b3"/>
    </style:style>
    <style:style style:name="T20" style:family="text">
      <style:text-properties officeooo:rsid="0018daf0"/>
    </style:style>
    <style:style style:name="T21" style:family="text">
      <style:text-properties fo:font-style="italic"/>
    </style:style>
    <style:style style:name="T22" style:family="text">
      <style:text-properties fo:font-style="italic" fo:background-color="#ffffff" style:font-style-asian="italic"/>
    </style:style>
    <style:style style:name="T23" style:family="text">
      <style:text-properties fo:font-style="italic" officeooo:rsid="00143ae9" fo:background-color="#ffffff" style:font-style-asian="italic"/>
    </style:style>
    <style:style style:name="T24" style:family="text">
      <style:text-properties fo:font-style="italic" style:font-style-asian="italic"/>
    </style:style>
    <style:style style:name="T25" style:family="text">
      <style:text-properties style:text-position="sub 58%" fo:font-style="italic" fo:background-color="#ffffff" style:font-style-asian="italic"/>
    </style:style>
    <style:style style:name="T26" style:family="text">
      <style:text-properties style:text-position="sub 58%" fo:font-style="italic" officeooo:rsid="00143ae9" fo:background-color="#ffffff" style:font-style-asian="italic"/>
    </style:style>
    <style:style style:name="T27" style:family="text">
      <style:text-properties style:text-position="sub 58%" fo:font-style="italic" style:font-style-asian="italic"/>
    </style:style>
    <style:style style:name="T28" style:family="text">
      <style:text-properties style:text-position="sub 58%" style:text-underline-style="none" style:font-size-asian="10.5pt"/>
    </style:style>
    <style:style style:name="T29" style:family="text">
      <style:text-properties fo:background-color="#ffffff"/>
    </style:style>
    <style:style style:name="T30" style:family="text">
      <style:text-properties officeooo:rsid="001b09b3"/>
    </style:style>
    <style:style style:name="T31" style:family="text">
      <style:text-properties officeooo:rsid="001c85a2"/>
    </style:style>
    <style:style style:name="T32" style:family="text">
      <style:text-properties officeooo:rsid="001dff06"/>
    </style:style>
    <style:style style:name="T33" style:family="text">
      <style:text-properties officeooo:rsid="0021b1b9"/>
    </style:style>
    <style:style style:name="T34" style:family="text">
      <style:text-properties officeooo:rsid="0022a4e8"/>
    </style:style>
    <style:style style:name="T35" style:family="text">
      <style:text-properties officeooo:rsid="0022b756"/>
    </style:style>
    <style:style style:name="T36" style:family="text">
      <style:text-properties officeooo:rsid="0023b190"/>
    </style:style>
    <style:style style:name="T37" style:family="text">
      <style:text-properties officeooo:rsid="002513ce"/>
    </style:style>
    <style:style style:name="T38" style:family="text">
      <style:text-properties officeooo:rsid="0025b8ae"/>
    </style:style>
    <style:style style:name="T39" style:family="text">
      <style:text-properties officeooo:rsid="0025bb04"/>
    </style:style>
    <style:style style:name="T40" style:family="text">
      <style:text-properties officeooo:rsid="0027066c"/>
    </style:style>
    <style:style style:name="T41" style:family="text">
      <style:text-properties officeooo:rsid="0028d753"/>
    </style:style>
    <style:style style:name="T42" style:family="text">
      <style:text-properties officeooo:rsid="002aa859"/>
    </style:style>
    <style:style style:name="T43" style:family="text">
      <style:text-properties officeooo:rsid="002b11d0"/>
    </style:style>
    <style:style style:name="T44" style:family="text">
      <style:text-properties officeooo:rsid="002bad32"/>
    </style:style>
    <style:style style:name="T45" style:family="text">
      <style:text-properties officeooo:rsid="002d7ba7"/>
    </style:style>
    <style:style style:name="T46" style:family="text">
      <style:text-properties officeooo:rsid="002ed717"/>
    </style:style>
    <style:style style:name="T47" style:family="text">
      <style:text-properties officeooo:rsid="00313095"/>
    </style:style>
    <style:style style:name="T48" style:family="text">
      <style:text-properties officeooo:rsid="00314bfd"/>
    </style:style>
    <style:style style:name="T49" style:family="text">
      <style:text-properties officeooo:rsid="00339780"/>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in" fo:margin-bottom="0in" style:wrap="parallel" style:number-wrapped-paragraphs="no-limit" style:vertical-pos="middle" style:vertical-rel="baseline" style:horizontal-pos="from-left" style:horizontal-rel="paragraph" fo:padding="0.0102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greyscale"/>
    </style:style>
    <style:style style:name="fr5"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5.9122in" draw:visible-area-height="3.1823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89">МИНИСТЕРСТВО ОБРАЗОВАНИЯ И НАУКИ РОССИЙСКОЙ ФЕДЕРАЦИИ</text:p>
      <text:p text:style-name="P28">Федеральное государственное автономное образовательное учреждение </text:p>
      <text:p text:style-name="P81">высшего профессионального образования</text:p>
      <text:p text:style-name="P82">«Дальневосточный федеральный университет»</text:p>
      <text:p text:style-name="P77"/>
      <text:p text:style-name="P77"/>
      <text:p text:style-name="P25">ШКОЛА <text:span text:style-name="T46">ЕСТЕСТВЕННЫХ НАУК</text:span></text:p>
      <text:p text:style-name="P24"/>
      <text:p text:style-name="P24">Кафедра информатики</text:p>
      <text:p text:style-name="P26"/>
      <text:p text:style-name="P26"/>
      <text:p text:style-name="P25"/>
      <text:p text:style-name="P27">Кевролетин Василий Владимирович</text:p>
      <text:p text:style-name="P26"/>
      <text:p text:style-name="P29">ДОРАБОТКА СИСТЕМЫ ГЕНЕРАЦИИ </text:p>
      <text:p text:style-name="P30">ТЕСТОВЫХ ЗАДАНИЙ</text:p>
      <text:p text:style-name="P26"/>
      <text:p text:style-name="P24">КУРСОВАЯ <text:s/>РАБОТА </text:p>
      <text:p text:style-name="P26"/>
      <text:p text:style-name="P26"/>
      <table:table table:name="Table11" table:style-name="Table11">
        <table:table-column table:style-name="Table11.A"/>
        <table:table-column table:style-name="Table11.B"/>
        <table:table-row table:style-name="Table11.1">
          <table:table-cell table:style-name="Table11.A1" table:number-columns-spanned="2" office:value-type="string">
            <text:p text:style-name="P39">Студент гр. С<text:span text:style-name="T6">8403а ________________ </text:span></text:p>
            <text:p text:style-name="P40"><text:s text:c="69"/>(подпись)</text:p>
          </table:table-cell>
          <table:covered-table-cell/>
        </table:table-row>
        <table:table-row table:style-name="Table11.2">
          <table:table-cell table:style-name="Table11.A1" table:number-columns-spanned="2" office:value-type="string">
            <text:p text:style-name="P37">Руководитель <text:s/>ст. преподаватель</text:p>
            <text:p text:style-name="P35">_____________ <text:s/><text:span text:style-name="T46">А.С. Кленин</text:span></text:p>
          </table:table-cell>
          <table:covered-table-cell/>
        </table:table-row>
        <table:table-row table:style-name="Table11.3">
          <table:table-cell table:style-name="Table11.A1" office:value-type="string">
            <text:p text:style-name="P36">Регистрационный № <text:s/>____________</text:p>
            <text:p text:style-name="P36">___________ <text:s/>___________________</text:p>
            <text:p text:style-name="P38"><text:s text:c="6"/>(подпись) <text:s text:c="15"/>(И.О.Фамилия)</text:p>
            <text:p text:style-name="P36">« _____» ___________________2012 <text:s/>г.</text:p>
          </table:table-cell>
          <table:table-cell table:style-name="Table11.A1" office:value-type="string">
            <text:p text:style-name="P78">Оценка <text:s/>_________________________</text:p>
            <text:p text:style-name="P79">____________ <text:s/>___________________</text:p>
            <text:p text:style-name="P80"><text:s text:c="8"/>(подпись) <text:s text:c="21"/>(И.О.Фамилия)</text:p>
            <text:p text:style-name="P79">«_____» ________________ 2012 <text:s/>г.</text:p>
          </table:table-cell>
        </table:table-row>
      </table:table>
      <text:p text:style-name="P84"/>
      <text:p text:style-name="P26"/>
      <text:p text:style-name="P26"/>
      <text:p text:style-name="P26"/>
      <text:p text:style-name="P85">г. <text:span text:style-name="T46">Владивосток</text:span></text:p>
      <text:p text:style-name="P85">2012</text:p>
      <text:p text:style-name="P83"/>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Содержание</text:p>
          </text:index-title>
          <text:p text:style-name="P86">Аннотация<text:tab/>4</text:p>
          <text:p text:style-name="P86">1. Введение<text:tab/>5</text:p>
          <text:p text:style-name="P88">1.1.Глоссарий<text:tab/>5</text:p>
          <text:p text:style-name="P88">1.2.Описание предметной области<text:tab/>6</text:p>
          <text:p text:style-name="P87">Описание совместной деятельности<text:tab/>9</text:p>
          <text:p text:style-name="P88">1.3. Неформальная постановка задачи<text:tab/>9</text:p>
          <text:p text:style-name="P88">1.4. Обзор существующих методов решения<text:tab/>10</text:p>
          <text:p text:style-name="P87">Аналогичные (конкурирующие) решения<text:tab/>10</text:p>
          <text:p text:style-name="P87">Описание предшествующих работ<text:tab/>14</text:p>
          <text:p text:style-name="P87">Вывод<text:tab/>14</text:p>
          <text:p text:style-name="P88">1.6. План работ<text:tab/>14</text:p>
          <text:p text:style-name="P86">2. Требования к окружению<text:tab/>14</text:p>
          <text:p text:style-name="P88">2.1.Требования к аппаратному обеспечению<text:tab/>14</text:p>
          <text:p text:style-name="P88">2.2. Требования к программному обеспечению<text:tab/>15</text:p>
          <text:p text:style-name="P88">Требования к пользователям<text:tab/>16</text:p>
          <text:p text:style-name="P86">3. Архитектура системы (Общие требования)<text:tab/>16</text:p>
          <text:p text:style-name="P86">4. Спецификация данных<text:tab/>17</text:p>
          <text:p text:style-name="P86">5. Функциональные требования<text:tab/>17</text:p>
          <text:p text:style-name="P88">Библиотека подпрограмм (классов)<text:tab/>18</text:p>
          <text:p text:style-name="P86">6.Требования к интерфейсу<text:tab/>19</text:p>
          <text:p text:style-name="P86">7.Прочие требования<text:tab/>19</text:p>
          <text:p text:style-name="P86">8. Проект<text:tab/>19</text:p>
          <text:p text:style-name="P88">8.1.Средства реализации<text:tab/>19</text:p>
          <text:p text:style-name="P88">8.2.Модули и алгоритмы<text:tab/>19</text:p>
          <text:p text:style-name="P87">8.2.1.A01 «Количество единиц в двоичной записи числа»<text:tab/>19</text:p>
          <text:p text:style-name="P87">8.2.2.A02 «Кратчайшего пути между населёнными пунктами »<text:tab/>20</text:p>
          <text:p text:style-name="P87">8.2.3.A05 «Автомат, строящий числа по заданным правилам»<text:tab/>21</text:p>
          <text:p text:style-name="P87">8.2.4.A07 «Копирование ячейки с формулой в электронной таблице»<text:tab/>21</text:p>
          <text:p text:style-name="P87">8.2.5.A09 «Неравномерный код»<text:tab/>22</text:p>
          <text:p text:style-name="P87">8.2.6.A11 «Определить размер пароля, созданного по заданным правилам»<text:tab/>23</text:p>
          <text:p text:style-name="P87">8.2.7.A12 «Переворот массива»<text:tab/>24</text:p>
          <text:p text:style-name="P87">8.2.8.B01 «Изменение размера перекодированного сообщения»<text:tab/>25</text:p>
          <text:p text:style-name="P87">8.2.9.B04 «Список слов, составленных из нескольких букв»<text:tab/>26</text:p>
          <text:p text:style-name="P87">8.2.10.B05 «Недостающее значение в электронной таблице»<text:tab/>26</text:p>
          <text:p text:style-name="P87">8.2.11.B08 «Основание системы счисления»<text:tab/>27</text:p>
          <text:p text:style-name="P87"><text:soft-page-break/>8.2.12.B11 «Маска подсети»<text:tab/>28</text:p>
          <text:p text:style-name="P87">8.2.13.B12 «Запрос к поисковой системе»<text:tab/>29</text:p>
          <text:p text:style-name="P87">8.2.14.B13 «Программа из прибавлений и вычитаний»<text:tab/>29</text:p>
          <text:p text:style-name="P87">8.2.15.B15 «Специфичная формула математической логики»<text:tab/>30</text:p>
          <text:p text:style-name="P88">8.3. Стандарт кодирования<text:tab/>31</text:p>
          <text:p text:style-name="P88">8.4. Проект интерфейса<text:tab/>31</text:p>
          <text:p text:style-name="P86">9. Реализация и тестирование<text:tab/>31</text:p>
          <text:p text:style-name="P86">Заключение<text:tab/>31</text:p>
        </text:index-body>
      </text:table-of-content>
      <text:p text:style-name="P3"/>
      <text:h text:style-name="P55" text:outline-level="1">Аннотация</text:h>
      <text:p text:style-name="P41"/>
      <text:p text:style-name="P42">Данная работа посвящена улучшению существующей системы генерации тестовых заданий ЕГЭ по информатике. </text:p>
      <text:p text:style-name="P42">ЕГЭ — явление, с которым <text:span text:style-name="T7">5 лет</text:span>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42">Дорабатываемая мной система призвана удовлетворить потребность учебных заведений в заданиях по информатике.</text:p>
      <text:h text:style-name="P55" text:outline-level="1"><text:bookmark-start text:name="_Toc233009924"/>1. Введение<text:bookmark-end text:name="_Toc233009924"/></text:h>
      <text:list xml:id="list1294208665" text:style-name="L1">
        <text:list-item>
          <text:list>
            <text:list-item>
              <text:h text:style-name="P174" text:outline-level="2"><text:bookmark-start text:name="_Toc233009925"/>Глоссарий<text:bookmark-end text:name="_Toc233009925"/></text:h>
            </text:list-item>
          </text:list>
        </text:list-item>
      </text:list>
      <text:p text:style-name="P42">Вариант заданий - это набор сходных по структуре заданий, направленных на проверку одного и того же знания или навыка, отличающихся друг от друга формулировкой вопроса, или вариантами ответов. </text:p>
      <text:p text:style-name="P42">Варианты ответа - это множество выражений, содержащее как правильный, так и неправильные ответы на вопрос задания. </text:p>
      <text:p text:style-name="P42">Генерация задания - создание тестового задания на основе шаблона при помощи генератора случайных чисел. </text:p>
      <text:p text:style-name="P42">Генерация результата - один из этапов генерации задания, в котором происходит построение множества ответов. </text:p>
      <text:p text:style-name="P42">Генератор — процедура на ЯП, генерирующая схожие по структуре задания на основе случайных алгоритмов.</text:p>
      <text:p text:style-name="P42">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3"><text:bibliography-mark text:identifier="словарь егэ" text:bibliography-type="www" text:title="Словарь ЕГЭ" text:url="http://www1.ege.edu.ru/brief-glossary">[1]</text:bibliography-mark></text:span><text:span text:style-name="T3">.</text:span></text:p>
      <text:p text:style-name="P42">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3"><text:bibliography-mark text:identifier="словарь егэ" text:bibliography-type="www" text:title="Словарь ЕГЭ" text:url="http://www1.ege.edu.ru/brief-glossary">[1]</text:bibliography-mark></text:span>. </text:p>
      <text:p text:style-name="P42">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42">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3"><text:bibliography-mark text:identifier="словарь егэ" text:bibliography-type="www" text:title="Словарь ЕГЭ" text:url="http://www1.ege.edu.ru/brief-glossary">[1]</text:bibliography-mark></text:span>.</text:p>
      <text:p text:style-name="P42">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42">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42">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42">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42">Тестирование <text:s/>- это процесс выполнения учащимся заданий теста. </text:p>
      <text:p text:style-name="P42">Ход решения - <text:s/>это последовательность действий, приводящих к получению ответа.</text:p>
      <text:list xml:id="list119983751" text:style-name="L2">
        <text:list-item>
          <text:list>
            <text:list-item>
              <text:h text:style-name="P175" text:outline-level="2"><text:bookmark-start text:name="_Toc233009926"/>Описание предметной области<text:bookmark-end text:name="_Toc233009926"/></text:h>
            </text:list-item>
          </text:list>
        </text:list-item>
      </text:list>
      <text:p text:style-name="P51">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51">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42">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42">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text:soft-page-break/>потребность готовить большое число выпускников к сдаче тестирования. </text:p>
      <text:p text:style-name="P42"><text:span text:style-name="T3">ЕГЭ проводится с использованием заданий стандартизированной формы и единой методики оценивания выполненных работ</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42">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42">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587034260" text:style-name="L3">
        <text:list-item>
          <text:p text:style-name="P106">процесс подготовки тестов требует специалистов высокой квалификации </text:p>
        </text:list-item>
        <text:list-item>
          <text:p text:style-name="P108">необходимо соответствующее аппаратное и программное обеспечение</text:p>
        </text:list-item>
        <text:list-item>
          <text:p text:style-name="P108">необходим квалифицированный специалист (администратор), осуществляющий техническую поддержку работы системы</text:p>
        </text:list-item>
      </text:list>
      <text:p text:style-name="P51">С другой стороны, существуют многочисленные преимущества, которые и объясняют целесообразность создания использования подобных систем</text:p>
      <text:list xml:id="list1397284635" text:style-name="L4">
        <text:list-item>
          <text:p text:style-name="P109">уменьшается занятость преподавателя в процессе составления тестовых заданий;</text:p>
        </text:list-item>
        <text:list-item>
          <text:p text:style-name="P109">исключается вероятность совершения ошибки составителем тестов</text:p>
        </text:list-item>
        <text:list-item>
          <text:p text:style-name="P109">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107">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43"/>
      <text:p text:style-name="P43">Весь процесс тестирования можно условно разделить на следующие этапы:</text:p>
      <text:p text:style-name="P44"/>
      <text:p text:style-name="P45"><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90" svg:width="1.4106in" svg:height="0.4925in" svg:x="2.2346in" svg:y="0in"><text:p text:style-name="P190">Тестирование</text:p></draw:rect><draw:rect draw:style-name="gr4" draw:text-style-name="P190" svg:width="1.6287in" svg:height="0.5496in" svg:x="0.8437in" svg:y="1.0256in"><text:p text:style-name="P190">Подготовка тестов</text:p></draw:rect><draw:rect draw:style-name="gr5" draw:text-style-name="P190" svg:width="1.0795in" svg:height="0.4433in" svg:x="3.3819in" svg:y="1.0752in"><text:p text:style-name="P190">Проведение </text:p><text:p text:style-name="P190">тестирования</text:p></draw:rect><draw:rect draw:style-name="gr4" draw:text-style-name="P190" svg:width="1.6016in" svg:height="0.5398in" svg:x="1.487in" svg:y="1.9575in"><text:p text:style-name="P190">Подготовка типовых</text:p><text:p text:style-name="P190">заданий</text:p></draw:rect><draw:rect draw:style-name="gr4" draw:text-style-name="P190" svg:width="1.2787in" svg:height="0.5614in" svg:x="0.0008in" svg:y="1.9457in"><text:p text:style-name="P190">Формирование</text:p><text:p text:style-name="P190">конкретных</text:p><text:p text:style-name="P190">вариантов</text:p></draw:rect><draw:rect draw:style-name="gr5" draw:text-style-name="P190" svg:width="1.1461in" svg:height="0.426in" svg:x="4.6508in" svg:y="1.0752in"><text:p text:style-name="P190">Обработка </text:p><text:p text:style-name="P190">результатов</text:p></draw:rect><draw:line draw:style-name="gr6" draw:text-style-name="P190" svg:x1="3.5909in" svg:y1="0.4929in" svg:x2="5.1626in" svg:y2="1.0756in"><text:p/></draw:line><draw:line draw:style-name="gr7" draw:text-style-name="P190" svg:x1="3.95in" svg:y1="1.0756in" svg:x2="3.3909in" svg:y2="0.4929in"><text:p/></draw:line><draw:line draw:style-name="gr7" draw:text-style-name="P190" svg:x1="1.7055in" svg:y1="1.0264in" svg:x2="2.3591in" svg:y2="0.4929in"><text:p/></draw:line><draw:line draw:style-name="gr6" draw:text-style-name="P190" svg:x1="1.2319in" svg:y1="1.5756in" svg:x2="0.7583in" svg:y2="1.9465in"><text:p/></draw:line><draw:line draw:style-name="gr6" draw:text-style-name="P190"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44"/>
      <text:p text:style-name="P43">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44"/>
      <text:p text:style-name="P44"><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5"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41"/>
      <text:p text:style-name="P50"/>
      <text:p text:style-name="P51">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54">Кафедра информатики ИМКН ведёт обучение по 2м специальностям: <text:span text:style-name="T5">системное </text:span><text:soft-page-break/><text:span text:style-name="T5">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54">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54">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48" text:outline-level="3"><text:bookmark-start text:name="_Toc233009929"/>Описание совместной деятельности<text:bookmark-end text:name="_Toc233009929"/></text:h>
      <text:p text:style-name="P51">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51">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51">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51">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49" text:outline-level="2"><text:bookmark-start text:name="_Toc233009930"/>1.3. Неформальная постановка задачи<text:bookmark-end text:name="_Toc233009930"/></text:h>
      <text:p text:style-name="Standard">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985885540" text:style-name="L5">
        <text:list-item>
          <text:p text:style-name="P188">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188"><text:soft-page-break/>эксплуатация системы ведётся человеком, хорошо владеющим программированием</text:p>
        </text:list-item>
        <text:list-item>
          <text:p text:style-name="P188">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88">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88">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88"/>
        </text:list-item>
      </text:list>
      <text:p text:style-name="P53">Учитывая вышеизложенные требования, в рамках данной работы необходимо:</text:p>
      <text:list xml:id="list2005442535" text:continue-numbering="true" text:style-name="L5">
        <text:list-item>
          <text:p text:style-name="P113">доработать существующие генераторы, «разбавив» текст условия задачи разнообразными фразами, именами, названиями и т.д.</text:p>
        </text:list-item>
        <text:list-item>
          <text:p text:style-name="P113">добавить генераторы новых заданий, либо расширить старые генераторы для создания <text:s/>новых типов задач</text:p>
        </text:list-item>
        <text:list-item>
          <text:p text:style-name="P113">при необходимости улучшить существующую библиотеку добавлением новых модулей и функциональности в уже существующие модули</text:p>
        </text:list-item>
      </text:list>
      <text:p text:style-name="P51"/>
      <text:p text:style-name="P51">При этом следует аккуратно подходить к реализации, сохраняя принятый в системе формат кодирования.</text:p>
      <text:h text:style-name="P49" text:outline-level="2"><text:bookmark-start text:name="_Toc233009932"/>1.4. Обзор существующих методов решения<text:bookmark-end text:name="_Toc233009932"/></text:h>
      <text:h text:style-name="P48" text:outline-level="3"><text:bookmark-start text:name="_Toc233009933"/>Аналогичные (конкурирующие) решения<text:bookmark-end text:name="_Toc233009933"/></text:h>
      <text:p text:style-name="P42">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4">К примеру: </text:p><text:list xml:id="list250506485" text:style-name="L6"><text:list-item><text:p text:style-name="P122"><text:a xlink:type="simple" xlink:href="http://www.rosbalt.ru/eg/"><text:span text:style-name="T4">http://www.rosbalt.ru/eg/</text:span></text:a></text:p></text:list-item><text:list-item><text:p text:style-name="P122"><text:a xlink:type="simple" xlink:href="http://egerf.ru/index.php?s=8&amp;id=96&amp;razd=11"><text:span text:style-name="T4">http://egerf.ru/index.php?s=8&amp;id=96&amp;razd=11</text:span></text:a><text:span text:style-name="T4"> </text:span></text:p></text:list-item><text:list-item><text:p text:style-name="P122"><text:a xlink:type="simple" xlink:href="http://college.ru/how-buy/"><text:span text:style-name="T4">http://college.ru/how-buy/</text:span></text:a></text:p></text:list-item><text:list-item><text:p text:style-name="P122"><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41"/>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60"/>
          </table:table-cell>
          <table:table-cell table:style-name="Table3.B1" office:value-type="string">
            <text:p text:style-name="P60">Официальный портал ЕГЭ</text:p>
          </table:table-cell>
          <table:table-cell table:style-name="Table3.B1" office:value-type="string">
            <text:p text:style-name="P60">Печатные источники</text:p>
          </table:table-cell>
          <table:table-cell table:style-name="Table3.B1" office:value-type="string">
            <text:p text:style-name="P60">Неофициальные интернет-порталы подготовки к егэ</text:p>
          </table:table-cell>
          <table:table-cell table:style-name="Table3.A1" office:value-type="string">
            <text:p text:style-name="P60">Наша система</text:p>
          </table:table-cell>
        </table:table-row>
        <table:table-row>
          <table:table-cell table:style-name="Table3.A2" office:value-type="string">
            <text:p text:style-name="P60">Количество различных вариантов</text:p>
          </table:table-cell>
          <table:table-cell table:style-name="Table3.B2" office:value-type="string">
            <text:p text:style-name="P60">мало</text:p>
          </table:table-cell>
          <table:table-cell table:style-name="Table3.B2" office:value-type="string">
            <text:p text:style-name="P60">средне</text:p>
          </table:table-cell>
          <table:table-cell table:style-name="Table3.B2" office:value-type="string">
            <text:p text:style-name="P60">мало</text:p>
          </table:table-cell>
          <table:table-cell table:style-name="Table3.E2" office:value-type="string">
            <text:p text:style-name="P60">много</text:p>
          </table:table-cell>
        </table:table-row>
        <table:table-row>
          <table:table-cell table:style-name="Table3.A2" office:value-type="string">
            <text:p text:style-name="P60">Автоматическое тестирование</text:p>
          </table:table-cell>
          <table:table-cell table:style-name="Table3.B2" office:value-type="string">
            <text:p text:style-name="P60">1 вариант заданий</text:p>
          </table:table-cell>
          <table:table-cell table:style-name="Table3.B2" office:value-type="string">
            <text:p text:style-name="P60">нет</text:p>
          </table:table-cell>
          <table:table-cell table:style-name="Table3.B2" office:value-type="string">
            <text:p text:style-name="P60">максимум 1 вариант на сайт</text:p>
          </table:table-cell>
          <table:table-cell table:style-name="Table3.E2" office:value-type="string">
            <text:p text:style-name="P60">простая интеграция с системами тестирования</text:p>
          </table:table-cell>
        </table:table-row>
        <table:table-row>
          <table:table-cell table:style-name="Table3.A2" office:value-type="string">
            <text:p text:style-name="P60">Официальный источник информации</text:p>
          </table:table-cell>
          <table:table-cell table:style-name="Table3.B2" office:value-type="string">
            <text:p text:style-name="P60">да</text:p>
          </table:table-cell>
          <table:table-cell table:style-name="Table3.B2" office:value-type="string">
            <text:p text:style-name="P60">да</text:p>
          </table:table-cell>
          <table:table-cell table:style-name="Table3.B2" office:value-type="string">
            <text:p text:style-name="P60">нет</text:p>
          </table:table-cell>
          <table:table-cell table:style-name="Table3.E2" office:value-type="string">
            <text:p text:style-name="P60">нет</text:p>
          </table:table-cell>
        </table:table-row>
        <table:table-row>
          <table:table-cell table:style-name="Table3.A2" office:value-type="string">
            <text:p text:style-name="P60">Задания типа А и В</text:p>
          </table:table-cell>
          <table:table-cell table:style-name="Table3.B2" office:value-type="string">
            <text:p text:style-name="P60">да</text:p>
          </table:table-cell>
          <table:table-cell table:style-name="Table3.B2" office:value-type="string">
            <text:p text:style-name="P60">да</text:p>
          </table:table-cell>
          <table:table-cell table:style-name="Table3.B2" office:value-type="string">
            <text:p text:style-name="P60">не везде</text:p>
          </table:table-cell>
          <table:table-cell table:style-name="Table3.E2" office:value-type="string">
            <text:p text:style-name="P60">да</text:p>
          </table:table-cell>
        </table:table-row>
        <table:table-row>
          <table:table-cell table:style-name="Table3.A2" office:value-type="string">
            <text:p text:style-name="P60">Объяснение хода решения</text:p>
          </table:table-cell>
          <table:table-cell table:style-name="Table3.B2" office:value-type="string">
            <text:p text:style-name="P60">только задания типа С</text:p>
          </table:table-cell>
          <table:table-cell table:style-name="Table3.B2" office:value-type="string">
            <text:p text:style-name="P60">только задания типа С</text:p>
          </table:table-cell>
          <table:table-cell table:style-name="Table3.B2" office:value-type="string">
            <text:p text:style-name="P60">обсуждения на форумах</text:p>
          </table:table-cell>
          <table:table-cell table:style-name="Table3.E2" office:value-type="string">
            <text:p text:style-name="P60">нет, возможно в перспективе</text:p>
          </table:table-cell>
        </table:table-row>
        <table:table-row>
          <table:table-cell table:style-name="Table3.A2" office:value-type="string">
            <text:p text:style-name="P60">Наличие ответов к заданиям</text:p>
          </table:table-cell>
          <table:table-cell table:style-name="Table3.B7" office:value-type="string">
            <text:p text:style-name="P60">да</text:p>
          </table:table-cell>
          <table:table-cell table:style-name="Table3.B7" office:value-type="string">
            <text:p text:style-name="P60">да</text:p>
          </table:table-cell>
          <table:table-cell table:style-name="Table3.B7" office:value-type="string">
            <text:p text:style-name="P60">не везде</text:p>
          </table:table-cell>
          <table:table-cell table:style-name="Table3.E7" office:value-type="string">
            <text:p text:style-name="P60">да</text:p>
          </table:table-cell>
        </table:table-row>
      </table:table>
      <text:p text:style-name="P61">Таблица <text:sequence text:ref-name="refТаблица0" text:name="Таблица" text:formula="ooow:Таблица+1" style:num-format="1">1</text:sequence>: Сравнение источников заданий ЕГЭ по информатике</text:p>
      <text:p text:style-name="P42">После обзора источников заданий ЕГЭ по информатике становится очевидна необходимость системы генерации заданий. </text:p>
      <text:p text:style-name="P42">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42"/>
      <table:table table:name="Table2" table:style-name="Table2">
        <table:table-column table:style-name="Table2.A" table:number-columns-repeated="5"/>
        <table:table-column table:style-name="Table2.F"/>
        <table:table-row>
          <table:table-cell table:style-name="Table2.A1" office:value-type="string">
            <text:p text:style-name="P59"/>
          </table:table-cell>
          <table:table-cell table:style-name="Table2.A1" office:value-type="string">
            <text:p text:style-name="P59">Редактор тестов</text:p>
          </table:table-cell>
          <table:table-cell table:style-name="Table2.A1" office:value-type="string">
            <text:p text:style-name="P59">Редактор курсов</text:p>
          </table:table-cell>
          <table:table-cell table:style-name="Table2.A1" office:value-type="string">
            <text:p text:style-name="P59">Редактор выражений</text:p>
          </table:table-cell>
          <table:table-cell table:style-name="Table2.A1" office:value-type="string">
            <text:p text:style-name="P59">Генератор ИДЗ</text:p>
          </table:table-cell>
          <table:table-cell table:style-name="Table2.F1" office:value-type="string">
            <text:p text:style-name="P59">Наша система</text:p>
          </table:table-cell>
        </table:table-row>
        <table:table-row>
          <table:table-cell table:style-name="Table2.F1" office:value-type="string">
            <text:p text:style-name="P59">Генерация условий</text:p>
          </table:table-cell>
          <table:table-cell table:style-name="Table2.B2" office:value-type="string">
            <text:p text:style-name="P59">есть</text:p>
          </table:table-cell>
          <table:table-cell table:style-name="Table2.B2" office:value-type="string">
            <text:p text:style-name="P59">есть</text:p>
          </table:table-cell>
          <table:table-cell table:style-name="Table2.B2" office:value-type="string">
            <text:p text:style-name="P59">есть</text:p>
          </table:table-cell>
          <table:table-cell table:style-name="Table2.B2" office:value-type="string">
            <text:p text:style-name="P59">есть</text:p>
          </table:table-cell>
          <table:table-cell table:style-name="Table2.F2" office:value-type="string">
            <text:p text:style-name="P59">есть</text:p>
          </table:table-cell>
        </table:table-row>
        <table:table-row>
          <table:table-cell table:style-name="Table2.A3" office:value-type="string">
            <text:p text:style-name="P59">Генерация ответов</text:p>
          </table:table-cell>
          <table:table-cell table:style-name="Table2.B2" office:value-type="string">
            <text:p text:style-name="P59">нет</text:p>
          </table:table-cell>
          <table:table-cell table:style-name="Table2.B2" office:value-type="string">
            <text:p text:style-name="P59">есть</text:p>
          </table:table-cell>
          <table:table-cell table:style-name="Table2.B2" office:value-type="string">
            <text:p text:style-name="P59">нет</text:p>
          </table:table-cell>
          <table:table-cell table:style-name="Table2.B2" office:value-type="string">
            <text:p text:style-name="P59">возможна</text:p>
          </table:table-cell>
          <table:table-cell table:style-name="Table2.F2" office:value-type="string">
            <text:p text:style-name="P59">есть</text:p>
          </table:table-cell>
        </table:table-row>
        <table:table-row>
          <table:table-cell table:style-name="Table2.A3" office:value-type="string">
            <text:p text:style-name="P59">Генерация дистракторов</text:p>
          </table:table-cell>
          <table:table-cell table:style-name="Table2.B2" office:value-type="string">
            <text:p text:style-name="P59">нет</text:p>
          </table:table-cell>
          <table:table-cell table:style-name="Table2.B2" office:value-type="string">
            <text:p text:style-name="P59">возможна</text:p>
          </table:table-cell>
          <table:table-cell table:style-name="Table2.B2" office:value-type="string">
            <text:p text:style-name="P59">нет</text:p>
          </table:table-cell>
          <table:table-cell table:style-name="Table2.B2" office:value-type="string">
            <text:p text:style-name="P59">возможна</text:p>
          </table:table-cell>
          <table:table-cell table:style-name="Table2.F2" office:value-type="string">
            <text:p text:style-name="P59">есть</text:p>
          </table:table-cell>
        </table:table-row>
        <table:table-row>
          <table:table-cell table:style-name="Table2.A3" office:value-type="string">
            <text:p text:style-name="P59">Построение хода решения</text:p>
          </table:table-cell>
          <table:table-cell table:style-name="Table2.B2" office:value-type="string">
            <text:p text:style-name="P59">нет</text:p>
          </table:table-cell>
          <table:table-cell table:style-name="Table2.B2" office:value-type="string">
            <text:p text:style-name="P59">нет</text:p>
          </table:table-cell>
          <table:table-cell table:style-name="Table2.B2" office:value-type="string">
            <text:p text:style-name="P59">нет</text:p>
          </table:table-cell>
          <table:table-cell table:style-name="Table2.B2" office:value-type="string">
            <text:p text:style-name="P59">есть</text:p>
          </table:table-cell>
          <table:table-cell table:style-name="Table2.F2" office:value-type="string">
            <text:p text:style-name="P59">Нет, в перспективе возможно</text:p>
          </table:table-cell>
        </table:table-row>
        <table:table-row>
          <table:table-cell table:style-name="Table2.A3" office:value-type="string">
            <text:p text:style-name="P59">Требования к пользователю</text:p>
          </table:table-cell>
          <table:table-cell table:style-name="Table2.B2" office:value-type="string">
            <text:p text:style-name="P59">низкие</text:p>
          </table:table-cell>
          <table:table-cell table:style-name="Table2.B2" office:value-type="string">
            <text:p text:style-name="P59">низкие</text:p>
          </table:table-cell>
          <table:table-cell table:style-name="Table2.B2" office:value-type="string">
            <text:p text:style-name="P59">высокие</text:p>
          </table:table-cell>
          <table:table-cell table:style-name="Table2.B2" office:value-type="string">
            <text:p text:style-name="P59">разные</text:p>
          </table:table-cell>
          <table:table-cell table:style-name="Table2.F2" office:value-type="string">
            <text:p text:style-name="P59">высокие</text:p>
          </table:table-cell>
        </table:table-row>
        <table:table-row>
          <table:table-cell table:style-name="Table2.A3" office:value-type="string">
            <text:p text:style-name="P59">Генерация заданий ЕГЭ по информатике</text:p>
          </table:table-cell>
          <table:table-cell table:style-name="Table2.B7" office:value-type="string">
            <text:p text:style-name="P59">нет</text:p>
          </table:table-cell>
          <table:table-cell table:style-name="Table2.B7" office:value-type="string">
            <text:p text:style-name="P59">нет</text:p>
          </table:table-cell>
          <table:table-cell table:style-name="Table2.B7" office:value-type="string">
            <text:p text:style-name="P59">нет</text:p>
          </table:table-cell>
          <table:table-cell table:style-name="Table2.B7" office:value-type="string">
            <text:p text:style-name="P59">нет</text:p>
          </table:table-cell>
          <table:table-cell table:style-name="Table2.F7" office:value-type="string">
            <text:p text:style-name="P59">да</text:p>
          </table:table-cell>
        </table:table-row>
      </table:table>
      <text:p text:style-name="P61">Таблица <text:sequence text:ref-name="refТаблица1" text:name="Таблица" text:formula="ooow:Таблица+1" style:num-format="1">2</text:sequence>: Характеристики систем создания тестов</text:p>
      <text:h text:style-name="P48" text:outline-level="3"><text:bookmark-start text:name="_Toc233009934"/><text:soft-page-break/>Описание предшествующих работ<text:bookmark-end text:name="_Toc233009934"/></text:h>
      <text:p text:style-name="Standard">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Standard">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48" text:outline-level="3"><text:bookmark-start text:name="_Toc233009935"/>Вывод<text:bookmark-end text:name="_Toc233009935"/></text:h>
      <text:p text:style-name="P42">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42">В силу отсутствия альтернатив и востребованности системы очевидна необходимость её поддержки. </text:p>
      <text:h text:style-name="P49" text:outline-level="2"><text:bookmark-start text:name="_Toc233009936"/>1.6. План работ<text:bookmark-end text:name="_Toc233009936"/></text:h>
      <text:list xml:id="list927108359" text:style-name="L7">
        <text:list-item>
          <text:p text:style-name="P119">Изучить демонстрационные варианты тестовых заданий ЕГЭ по информатике. Выбрать задания, которые необходимо добавить.</text:p>
        </text:list-item>
        <text:list-item>
          <text:p text:style-name="P119"><text:span text:style-name="T7">Реализовать выбранные задания</text:span>.</text:p>
        </text:list-item>
      </text:list>
      <text:h text:style-name="P47" text:outline-level="1"><text:bookmark-start text:name="_Toc233009937"/>2. Требования к окружению<text:bookmark-end text:name="_Toc233009937"/></text:h>
      <text:list xml:id="list2132261323" text:style-name="L8">
        <text:list-item>
          <text:list>
            <text:list-item>
              <text:h text:style-name="P176" text:outline-level="2"><text:bookmark-start text:name="_Toc233009938"/>Требования к аппаратному обеспечению<text:bookmark-end text:name="_Toc233009938"/></text:h>
            </text:list-item>
          </text:list>
        </text:list-item>
      </text:list>
      <text:p text:style-name="P51">Единственное требование к аппаратному обеспечению: возможность запустить <text:soft-page-break/>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49" text:outline-level="2"><text:bookmark-start text:name="_Toc233009939"/>2.2. Требования к программному обеспечению<text:bookmark-end text:name="_Toc233009939"/></text:h>
      <text:p text:style-name="P57"/>
      <text:p text:style-name="P51">Единственное требование к программному обеспечению: возможность запуска интерпретатора ЯП perl версии 5.<text:span text:style-name="T7">10</text:span> и выше.</text:p>
      <text:p text:style-name="P51">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405343687" text:style-name="L9">
        <text:list-item>
          <text:p text:style-name="P147">Linux (x86, ARM, IA64) </text:p>
        </text:list-item>
      </text:list>
      <text:list xml:id="list600921380" text:style-name="L10">
        <text:list-item>
          <text:p text:style-name="P148"><text:bookmark text:name="HP-UX"/>HP-UX </text:p>
        </text:list-item>
      </text:list>
      <text:list xml:id="list375052643" text:style-name="L11">
        <text:list-item>
          <text:p text:style-name="P149"><text:bookmark text:name="AIX"/>AIX </text:p>
        </text:list-item>
      </text:list>
      <text:list xml:id="list1823649803" text:style-name="L12">
        <text:list-item>
          <text:p text:style-name="P163"><text:bookmark text:name="Win32"/>Win32 </text:p>
        </text:list-item>
      </text:list>
      <text:list xml:id="list962766025" text:style-name="L13">
        <text:list-item>
          <text:list>
            <text:list-item>
              <text:p text:style-name="P150"><text:bookmark text:name="Windows-2000"/>Windows 2000 </text:p>
            </text:list-item>
            <text:list-item>
              <text:p text:style-name="P150"><text:bookmark text:name="Windows-XP"/>Windows XP </text:p>
            </text:list-item>
            <text:list-item>
              <text:p text:style-name="P150"><text:bookmark text:name="Windows-Server-2003"/>Windows Server 2003 </text:p>
            </text:list-item>
            <text:list-item>
              <text:p text:style-name="P150"><text:bookmark text:name="Windows-Vista"/>Windows Vista </text:p>
            </text:list-item>
            <text:list-item>
              <text:p text:style-name="P150"><text:bookmark text:name="Windows-Server-2008"/>Windows Server 2008 </text:p>
            </text:list-item>
            <text:list-item>
              <text:p text:style-name="P164"><text:bookmark text:name="Windows-7"/>Windows 7 </text:p>
            </text:list-item>
          </text:list>
        </text:list-item>
      </text:list>
      <text:list xml:id="list553829119" text:style-name="L14">
        <text:list-item>
          <text:p text:style-name="P151"><text:bookmark text:name="Cygwin"/>Cygwin </text:p>
        </text:list-item>
      </text:list>
      <text:list xml:id="list247713395" text:style-name="L15">
        <text:list-item>
          <text:p text:style-name="P152"><text:bookmark text:name="Solaris-(x86,-SPARC)"/>Solaris (x86, SPARC) </text:p>
        </text:list-item>
      </text:list>
      <text:list xml:id="list1475015539" text:style-name="L16">
        <text:list-item>
          <text:p text:style-name="P165"><text:bookmark text:name="OpenVMS"/>OpenVMS </text:p>
        </text:list-item>
      </text:list>
      <text:list xml:id="list1441916852" text:style-name="L17">
        <text:list-item>
          <text:list>
            <text:list-item>
              <text:p text:style-name="P153"><text:bookmark text:name="Alpha-(7.2-and-later)"/>Alpha (7.2 and later) </text:p>
            </text:list-item>
            <text:list-item>
              <text:p text:style-name="P166"><text:bookmark text:name="I64-(8.2-and-later)"/>I64 (8.2 and later) </text:p>
            </text:list-item>
          </text:list>
        </text:list-item>
      </text:list>
      <text:list xml:id="list2033741553" text:style-name="L18">
        <text:list-item>
          <text:p text:style-name="P154"><text:bookmark text:name="Symbian"/>Symbian </text:p>
        </text:list-item>
      </text:list>
      <text:list xml:id="list938767743" text:style-name="L19">
        <text:list-item>
          <text:p text:style-name="P155"><text:bookmark text:name="NetBSD"/>NetBSD </text:p>
        </text:list-item>
      </text:list>
      <text:list xml:id="list1415227413" text:style-name="L20">
        <text:list-item>
          <text:p text:style-name="P156"><text:bookmark text:name="FreeBSD"/>FreeBSD </text:p>
        </text:list-item>
      </text:list>
      <text:list xml:id="list1585757617" text:style-name="L21">
        <text:list-item>
          <text:p text:style-name="P157"><text:bookmark text:name="Haiku"/>Haiku </text:p>
        </text:list-item>
      </text:list>
      <text:list xml:id="list1712188457" text:style-name="L22">
        <text:list-item>
          <text:p text:style-name="P158"><text:bookmark text:name="Irix-(6.5.-What-else?)"/>Irix (6.5. What else?) </text:p>
        </text:list-item>
      </text:list>
      <text:list xml:id="list1824606264" text:style-name="L23">
        <text:list-item>
          <text:p text:style-name="P159"><text:bookmark text:name="OpenBSD"/>OpenBSD </text:p>
        </text:list-item>
      </text:list>
      <text:list xml:id="list820272390" text:style-name="L24">
        <text:list-item>
          <text:p text:style-name="P160"><text:bookmark text:name="Dragonfly-BSD"/>Dragonfly BSD </text:p>
        </text:list-item>
      </text:list>
      <text:list xml:id="list1997903629" text:style-name="L25">
        <text:list-item>
          <text:p text:style-name="P167"><text:bookmark text:name="MirOS-BSD"/><text:soft-page-break/>MirOS BSD </text:p>
        </text:list-item>
      </text:list>
      <text:list xml:id="list1790956865" text:style-name="L26">
        <text:list-item>
          <text:p text:style-name="P161"><text:bookmark text:name="Symbian-(Series-60-v3,-3.2-and-5---what-else?)"/>Symbian (Series 60 v3, 3.2 and 5 - what else?) </text:p>
        </text:list-item>
      </text:list>
      <text:list xml:id="list1835453664" text:style-name="L27">
        <text:list-item>
          <text:p text:style-name="P162"><text:bookmark text:name="Stratus-VOS"/>Stratus VOS </text:p>
        </text:list-item>
      </text:list>
      <text:list xml:id="list1905676572" text:style-name="L28">
        <text:list-item>
          <text:p text:style-name="P168"><text:bookmark text:name="AIX1"/>AIX </text:p>
        </text:list-item>
      </text:list>
      <text:h text:style-name="P49" text:outline-level="2"><text:bookmark-start text:name="_Ref20936157"/>Требования к пользователям<text:bookmark-end text:name="_Ref20936157"/></text:h>
      <text:p text:style-name="P42">Пользователи системы делятся на 2 категории: составители генераторов и потребители сгенерированных заданий.</text:p>
      <text:p text:style-name="P42">Для запуска генерации необходимо умение использования командной строки.</text:p>
      <text:p text:style-name="P42">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47" text:outline-level="1">3. Архи<text:bookmark-start text:name="_Toc233009942"/>тектура системы (Общие требования)<text:bookmark-end text:name="_Toc233009942"/></text:h>
      <text:p text:style-name="P51">Программу можно разделить на 3 подсистемы:</text:p>
      <text:list xml:id="list1156337655" text:style-name="L29">
        <text:list-item>
          <text:p text:style-name="P114">подсистема запуска генераторов и вывода результатов</text:p>
        </text:list-item>
        <text:list-item>
          <text:p text:style-name="P114">генераторы заданий</text:p>
        </text:list-item>
        <text:list-item>
          <text:p text:style-name="P114">библиотека генерации тестовых заданий</text:p>
        </text:list-item>
      </text:list>
      <text:p text:style-name="P51">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57"/>
      <text:p text:style-name="P58"><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90" svg:width="1.5913in" svg:height="0.4169in" svg:x="0.2681in" svg:y="0in"><text:p text:style-name="P190">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90" svg:width="0.1142in" svg:height="2.7087in" svg:x="3.0701in" svg:y="1.4646in"><text:p/></draw:rect><draw:rect draw:style-name="gr4" draw:text-style-name="P190" svg:width="1.976in" svg:height="0.563in" svg:x="0.1161in" svg:y="1.0543in"><text:p text:style-name="P190">Процедуры вызова</text:p><text:p text:style-name="P190">генераторов и вывода</text:p><text:p text:style-name="P190">результатов</text:p></draw:rect><draw:rect draw:style-name="gr5" draw:text-style-name="P190" svg:width="0.9567in" svg:height="1.426in" svg:x="3.2874in" svg:y="2.0807in"><text:p text:style-name="P190">Стандартная</text:p><text:p text:style-name="P190">библиотека</text:p></draw:rect><draw:rect draw:style-name="gr4" draw:text-style-name="P190" svg:width="1.3657in" svg:height="0.6059in" svg:x="0.3524in" svg:y="3.6984in"><text:p text:style-name="P190">Библиотека</text:p><text:p text:style-name="P190">генерации </text:p><text:p text:style-name="P190">заданий</text:p></draw:rect><draw:g draw:style-name="gr10"><draw:g draw:style-name="gr10"><draw:circle draw:style-name="gr11" draw:text-style-name="P190" svg:width="0.4543in" svg:height="0.4543in" svg:x="0.2291in" svg:y="2.5063in"><text:p/></draw:circle><draw:circle draw:style-name="gr11" draw:text-style-name="P190" svg:width="0.4453in" svg:height="0.4453in" svg:x="0.4791in" svg:y="2.5063in"><text:p/></draw:circle><draw:circle draw:style-name="gr11" draw:text-style-name="P190" svg:width="0.4453in" svg:height="0.4453in" svg:x="0.7862in" svg:y="2.5063in"><text:p/></draw:circle><draw:circle draw:style-name="gr11" draw:text-style-name="P190" svg:width="0.4642in" svg:height="0.4642in" svg:x="1.0563in" svg:y="2.5063in"><text:p/></draw:circle><draw:circle draw:style-name="gr11" draw:text-style-name="P190"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47" text:outline-level="1"><text:bookmark-start text:name="_Toc233009943"/>4. Спецификация данных<text:bookmark-end text:name="_Toc233009943"/></text:h>
      <text:p text:style-name="P51">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1630229746" text:style-name="L30">
        <text:list-item>
          <text:p text:style-name="P110">генераторы заданий с выбором единственного варианта ответа</text:p>
        </text:list-item>
        <text:list-item>
          <text:p text:style-name="P110">генераторы заданий, требующих от пользователя, непосредственного ввода ответа</text:p>
        </text:list-item>
      </text:list>
      <text:p text:style-name="P52">Для генераторов первого типа требуется:</text:p>
      <text:list xml:id="list1675090508" text:style-name="L31">
        <text:list-item>
          <text:p text:style-name="P111">создание текста условия задания</text:p>
        </text:list-item>
        <text:list-item>
          <text:p text:style-name="P111">создание нескольких вариантов ответов</text:p>
        </text:list-item>
        <text:list-item>
          <text:p text:style-name="P111">указания одного правильного варианта ответа</text:p>
        </text:list-item>
      </text:list>
      <text:p text:style-name="P51">Для генераторов второго типа необходимо:</text:p>
      <text:list xml:id="list272706162" text:style-name="L32">
        <text:list-item>
          <text:p text:style-name="P115">создание текста условия задания</text:p>
        </text:list-item>
        <text:list-item>
          <text:p text:style-name="P115">создание единственного варианта решения</text:p>
        </text:list-item>
      </text:list>
      <text:list xml:id="list1719856987" text:style-name="L33">
        <text:list-header>
          <text:h text:style-name="P170" text:outline-level="1">5. Функциональные требования</text:h>
        </text:list-header>
      </text:list>
      <text:p text:style-name="P51">Система должна позволять пользователям:</text:p>
      <text:list xml:id="list1084284610" text:style-name="L34">
        <text:list-item>
          <text:p text:style-name="P116">генерировать тестовые задания ЕГЭ</text:p>
        </text:list-item>
        <text:list-item>
          <text:p text:style-name="P116"><text:soft-page-break/>добавлять генераторы новых типов заданий</text:p>
        </text:list-item>
      </text:list>
      <text:p text:style-name="P51">При этом отдельные подсистемы должны выполнять следующие функции:</text:p>
      <text:list xml:id="list1639634288" text:style-name="L35">
        <text:list-item>
          <text:p text:style-name="P112">Подсистема запуска генераторов и вывода результатов </text:p>
        </text:list-item>
      </text:list>
      <text:list xml:id="list1527902369" text:style-name="L36">
        <text:list-item>
          <text:p text:style-name="P123">запускать множество генераторов </text:p>
        </text:list-item>
        <text:list-item>
          <text:p text:style-name="P123">преобразования полученных от генераторов данных в формат html или json</text:p>
        </text:list-item>
      </text:list>
      <text:list xml:id="list837807320" text:continue-list="list1639634288" text:style-name="L35">
        <text:list-item>
          <text:p text:style-name="P112">Генераторы заданий</text:p>
        </text:list-item>
      </text:list>
      <text:list xml:id="list1304434586" text:style-name="L37">
        <text:list-item>
          <text:p text:style-name="P124">создавать варианты тестовых заданий ЕГЭ по информатике на основе случайных алгоритмов</text:p>
        </text:list-item>
      </text:list>
      <text:list xml:id="list2155513282" text:continue-list="list837807320" text:style-name="L35">
        <text:list-item>
          <text:p text:style-name="P112">Библиотека генерации тестовых заданий</text:p>
        </text:list-item>
      </text:list>
      <text:list xml:id="list388902489" text:style-name="L38">
        <text:list-item>
          <text:p text:style-name="P125">предоставлять пользователю набор функций облегчающих процесс создания генераторов</text:p>
        </text:list-item>
      </text:list>
      <text:h text:style-name="P49" text:outline-level="2"><text:bookmark-start text:name="_Toc233009948"/>Библиотека подпрограмм (классов)<text:bookmark-end text:name="_Toc233009948"/></text:h>
      <text:p text:style-name="P51">Библиотека генерации заданий состоит из нескольких модулей, выполняющих определённые функции:</text:p>
      <text:list xml:id="list1482323535" text:style-name="L39">
        <text:list-item>
          <text:p text:style-name="P117">Bin — вывод в html чисел в двоичной, восьмеричной или шестнадцатеричной системах исчисления</text:p>
        </text:list-item>
        <text:list-item>
          <text:p text:style-name="P117">Bits — работа с бинарными векторами</text:p>
        </text:list-item>
        <text:list-item>
          <text:p text:style-name="P117">GenBase — описание классов - генераторов</text:p>
        </text:list-item>
        <text:list-item>
          <text:p text:style-name="P117">Graph — работа с графами, вывод структур, описывающих графы в html и визуализация графов в svg</text:p>
        </text:list-item>
        <text:list-item>
          <text:p text:style-name="P117">Html — генерация html</text:p>
        </text:list-item>
        <text:list-item>
          <text:p text:style-name="P117">LagnTable — вывод заданий на программирование</text:p>
        </text:list-item>
        <text:list-item>
          <text:p text:style-name="P117">Logic — работа с логическими выражениями</text:p>
        </text:list-item>
        <text:list-item>
          <text:p text:style-name="P117">NotationBase — преобразование чисел из одной системы исчисления в другие</text:p>
        </text:list-item>
        <text:list-item>
          <text:p text:style-name="P117">NumText — вывод чисел и простых выражений, сосящих из числа и зависимого слова в виде текста</text:p>
        </text:list-item>
        <text:list-item>
          <text:p text:style-name="P117">Prog — генерация <text:span text:style-name="T44">исходного кода программ на разных ЯП.</text:span></text:p>
        </text:list-item>
        <text:list-item>
          <text:p text:style-name="P117">Random — генерация случайных чисел, случайных выборок из последовательности, случайных букв и строк.</text:p>
        </text:list-item>
        <text:list-item>
          <text:p text:style-name="P117">Svg — генерация <text:span text:style-name="T7">векторных изображений.</text:span></text:p>
        </text:list-item>
      </text:list>
      <text:p text:style-name="P51">Кроме того библиотека содержит словари часто используемых в тексте заданий слов:</text:p>
      <text:list xml:id="list1679421763" text:style-name="L40">
        <text:list-item>
          <text:p text:style-name="P118">Russian/Animals — названия животных</text:p>
        </text:list-item>
        <text:list-item>
          <text:p text:style-name="P118">Russian/FamilyNames — русские фамилии</text:p>
        </text:list-item>
        <text:list-item>
          <text:p text:style-name="P118">Russian/Jobs — профессии</text:p>
        </text:list-item>
        <text:list-item>
          <text:p text:style-name="P118"><text:soft-page-break/>Russian/Names — русские имена</text:p>
        </text:list-item>
        <text:list-item>
          <text:p text:style-name="P118">Russian/SimpleNames — широко распространённые русские имена</text:p>
        </text:list-item>
        <text:list-item>
          <text:p text:style-name="P118">Russian/Subjects — названия школьных дисциплин</text:p>
        </text:list-item>
      </text:list>
      <text:list xml:id="list959467359" text:style-name="L41">
        <text:list-item>
          <text:h text:style-name="P171" text:outline-level="1"><text:bookmark-start text:name="_Toc233009949"/>Требования к интерфейсу<text:bookmark-end text:name="_Toc233009949"/></text:h>
        </text:list-item>
      </text:list>
      <text:p text:style-name="P41">Интерфейс командной строки</text:p>
      <text:list xml:id="list1827019768" text:style-name="L42">
        <text:list-item>
          <text:h text:style-name="P172" text:outline-level="1"><text:bookmark-start text:name="_Toc233009950"/>Прочие требования<text:bookmark-end text:name="_Toc233009950"/></text:h>
        </text:list-item>
      </text:list>
      <text:p text:style-name="P41">Отсутствуют.</text:p>
      <text:h text:style-name="P47" text:outline-level="1"><text:bookmark-start text:name="_Toc233009954"/>8. Проект<text:bookmark-end text:name="_Toc233009954"/></text:h>
      <text:list xml:id="list1325231509" text:style-name="L43">
        <text:list-item>
          <text:list>
            <text:list-item>
              <text:h text:style-name="P177" text:outline-level="2"><text:bookmark-start text:name="_Toc233009955"/>Средства реализации<text:bookmark-end text:name="_Toc233009955"/></text:h>
            </text:list-item>
          </text:list>
        </text:list-item>
      </text:list>
      <text:p text:style-name="P42">Система целиком реализована на языке программирования Perl с использованием стандартной библиотеки этого языка. </text:p>
      <text:p text:style-name="P42">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text:span text:style-name="T44">P</text:span>erl.</text:p>
      <text:p text:style-name="P42">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1891876975" text:style-name="L44">
        <text:list-item>
          <text:list>
            <text:list-item>
              <text:h text:style-name="P178" text:outline-level="2"><text:bookmark-start text:name="_Toc233009957"/>Модули и алгоритмы<text:bookmark-end text:name="_Toc233009957"/></text:h>
              <text:list>
                <text:list-item>
                  <text:h text:style-name="P181" text:outline-level="3">A0<text:span text:style-name="T8">1</text:span> «<text:span text:style-name="T8">Количество единиц в двоичной записи числа</text:span>»</text:h>
                </text:list-item>
              </text:list>
            </text:list-item>
          </text:list>
        </text:list-item>
      </text:list>
      <text:p text:style-name="P63">Задание.</text:p>
      <text:p text:style-name="P62">Сколько единиц в двоичной записи числа 1025?</text:p>
      <text:list xml:id="list203008729" text:style-name="L45">
        <text:list-item>
          <text:p text:style-name="P169">1 </text:p>
        </text:list-item>
        <text:list-item>
          <text:p text:style-name="P169">2 </text:p>
        </text:list-item>
        <text:list-item>
          <text:p text:style-name="P169">10 </text:p>
        </text:list-item>
        <text:list-item>
          <text:p text:style-name="P146">11 </text:p>
        </text:list-item>
      </text:list>
      <text:p text:style-name="P6">Анализ решения<text:span text:style-name="T8">.</text:span></text:p>
      <text:p text:style-name="Standard">Для того, чтобы быстро решить задание нужно заметить, что 1025 = 1024 + 1 = 2^10 + 2^0. Двоичная запись числа 2^n (n - натуральное число) содержит одну единицу. Тогда 1025 содержит 2 единицы.</text:p>
      <text:p text:style-name="P9">Описание изменений в генераторе.</text:p>
      <text:p text:style-name="P5"><text:span text:style-name="T8">Реализованный в системе г</text:span>енератор A3 ones генерирует идентичные задания. <text:soft-page-break/>Единственное отличие - ограничения в генераторе. <text:span text:style-name="T30">Г</text:span><text:span text:style-name="T8">енератор берёт большое число 2^n и прибавляет(отнимает) к нему 1. Ограничение генератора n &lt;= </text:span>9 <text:span text:style-name="T8">заменено на <text:s/>n &lt;= 10.</text:span></text:p>
      <text:list xml:id="list2100544046" text:continue-list="list1891876975" text:style-name="L44">
        <text:list-item>
          <text:list>
            <text:list-item>
              <text:list>
                <text:list-item>
                  <text:h text:style-name="P182" text:outline-level="3">A0<text:span text:style-name="T8">2</text:span> «<text:span text:style-name="T8">Кратчайшего</text:span> пути между населёнными пунктами »</text:h>
                </text:list-item>
              </text:list>
            </text:list-item>
          </text:list>
        </text:list-item>
      </text:list>
      <text:p text:style-name="P6">Условие.</text:p>
      <text:p text:style-name="Standard">Между населёнными пунктами A, B, C, D, E, F построены дороги, протяжённость которых приведена в таблице. (Отсутствие числа в таблице означает, что прямой дороги между пунктами нет.)</text:p>
      <table:table table:name="Table1" table:style-name="Table1">
        <table:table-column table:style-name="Table1.A"/>
        <table:table-column table:style-name="Table1.B" table:number-columns-repeated="3"/>
        <table:table-column table:style-name="Table1.A"/>
        <table:table-column table:style-name="Table1.F"/>
        <table:table-column table:style-name="Table1.A"/>
        <table:table-row>
          <table:table-cell table:style-name="Table1.A1" office:value-type="string">
            <text:p text:style-name="P6"/>
          </table:table-cell>
          <table:table-cell table:style-name="Table1.A1" office:value-type="string">
            <text:p text:style-name="P6">A</text:p>
          </table:table-cell>
          <table:table-cell table:style-name="Table1.A1" office:value-type="string">
            <text:p text:style-name="P6">B</text:p>
          </table:table-cell>
          <table:table-cell table:style-name="Table1.A1" office:value-type="string">
            <text:p text:style-name="P6">C</text:p>
          </table:table-cell>
          <table:table-cell table:style-name="Table1.A1" office:value-type="string">
            <text:p text:style-name="P6">D</text:p>
          </table:table-cell>
          <table:table-cell table:style-name="Table1.A1" office:value-type="string">
            <text:p text:style-name="P6">E</text:p>
          </table:table-cell>
          <table:table-cell table:style-name="Table1.G1" office:value-type="string">
            <text:p text:style-name="P6">F</text:p>
          </table:table-cell>
        </table:table-row>
        <table:table-row>
          <table:table-cell table:style-name="Table1.A2" office:value-type="string">
            <text:p text:style-name="P6">A</text:p>
          </table:table-cell>
          <table:table-cell table:style-name="Table1.A2" office:value-type="string">
            <text:p text:style-name="Standard">~</text:p>
          </table:table-cell>
          <table:table-cell table:style-name="Table1.A2" office:value-type="string">
            <text:p text:style-name="Standard">2</text:p>
          </table:table-cell>
          <table:table-cell table:style-name="Table1.A2" office:value-type="string">
            <text:p text:style-name="Standard">4</text:p>
          </table:table-cell>
          <table:table-cell table:style-name="Table1.A2" office:value-type="string">
            <text:p text:style-name="Standard"/>
          </table:table-cell>
          <table:table-cell table:style-name="Table1.A2" office:value-type="string">
            <text:p text:style-name="Standard"/>
          </table:table-cell>
          <table:table-cell table:style-name="Table1.G2" office:value-type="string">
            <text:p text:style-name="Standard"/>
          </table:table-cell>
        </table:table-row>
        <table:table-row>
          <table:table-cell table:style-name="Table1.A2" office:value-type="string">
            <text:p text:style-name="P6">B</text:p>
          </table:table-cell>
          <table:table-cell table:style-name="Table1.A2" office:value-type="string">
            <text:p text:style-name="Standard">2</text:p>
          </table:table-cell>
          <table:table-cell table:style-name="Table1.A2" office:value-type="string">
            <text:p text:style-name="Standard">~</text:p>
          </table:table-cell>
          <table:table-cell table:style-name="Table1.A2" office:value-type="string">
            <text:p text:style-name="Standard">1</text:p>
          </table:table-cell>
          <table:table-cell table:style-name="Table1.A2" office:value-type="string">
            <text:p text:style-name="Standard"/>
          </table:table-cell>
          <table:table-cell table:style-name="Table1.A2" office:value-type="string">
            <text:p text:style-name="Standard">7</text:p>
          </table:table-cell>
          <table:table-cell table:style-name="Table1.G2" office:value-type="string">
            <text:p text:style-name="Standard"/>
          </table:table-cell>
        </table:table-row>
        <table:table-row>
          <table:table-cell table:style-name="Table1.A2" office:value-type="string">
            <text:p text:style-name="P6">C</text:p>
          </table:table-cell>
          <table:table-cell table:style-name="Table1.A2" office:value-type="string">
            <text:p text:style-name="Standard">4</text:p>
          </table:table-cell>
          <table:table-cell table:style-name="Table1.A2" office:value-type="string">
            <text:p text:style-name="Standard">1</text:p>
          </table:table-cell>
          <table:table-cell table:style-name="Table1.A2" office:value-type="string">
            <text:p text:style-name="Standard">~</text:p>
          </table:table-cell>
          <table:table-cell table:style-name="Table1.A2" office:value-type="string">
            <text:p text:style-name="Standard">3</text:p>
          </table:table-cell>
          <table:table-cell table:style-name="Table1.A2" office:value-type="string">
            <text:p text:style-name="Standard">4</text:p>
          </table:table-cell>
          <table:table-cell table:style-name="Table1.G2" office:value-type="string">
            <text:p text:style-name="Standard"/>
          </table:table-cell>
        </table:table-row>
        <table:table-row>
          <table:table-cell table:style-name="Table1.A2" office:value-type="string">
            <text:p text:style-name="P6">D</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3</text:p>
          </table:table-cell>
          <table:table-cell table:style-name="Table1.A2" office:value-type="string">
            <text:p text:style-name="Standard">~</text:p>
          </table:table-cell>
          <table:table-cell table:style-name="Table1.A2" office:value-type="string">
            <text:p text:style-name="Standard">3</text:p>
          </table:table-cell>
          <table:table-cell table:style-name="Table1.G2" office:value-type="string">
            <text:p text:style-name="Standard"/>
          </table:table-cell>
        </table:table-row>
        <table:table-row>
          <table:table-cell table:style-name="Table1.A2" office:value-type="string">
            <text:p text:style-name="P6">E</text:p>
          </table:table-cell>
          <table:table-cell table:style-name="Table1.A2" office:value-type="string">
            <text:p text:style-name="Standard"/>
          </table:table-cell>
          <table:table-cell table:style-name="Table1.A2" office:value-type="string">
            <text:p text:style-name="Standard">7</text:p>
          </table:table-cell>
          <table:table-cell table:style-name="Table1.A2" office:value-type="string">
            <text:p text:style-name="Standard">4</text:p>
          </table:table-cell>
          <table:table-cell table:style-name="Table1.A2" office:value-type="string">
            <text:p text:style-name="Standard">3</text:p>
          </table:table-cell>
          <table:table-cell table:style-name="Table1.A2" office:value-type="string">
            <text:p text:style-name="Standard">~</text:p>
          </table:table-cell>
          <table:table-cell table:style-name="Table1.G2" office:value-type="string">
            <text:p text:style-name="Standard">2</text:p>
          </table:table-cell>
        </table:table-row>
        <table:table-row>
          <table:table-cell table:style-name="Table1.A2" office:value-type="string">
            <text:p text:style-name="P6">F</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2</text:p>
          </table:table-cell>
          <table:table-cell table:style-name="Table1.G2" office:value-type="string">
            <text:p text:style-name="Standard">~</text:p>
          </table:table-cell>
        </table:table-row>
      </table:table>
      <text:p text:style-name="Таблица">Таблица <text:sequence text:ref-name="refТаблица2" text:name="Таблица" text:formula="ooow:Таблица+1" style:num-format="1">3</text:sequence>: Задание A02. Протяженость дорог.</text:p>
      <text:list xml:id="list1542588394" text:style-name="L46">
        <text:list-item>
          <text:p text:style-name="P90">9 </text:p>
        </text:list-item>
        <text:list-item>
          <text:p text:style-name="P90">10 </text:p>
        </text:list-item>
        <text:list-item>
          <text:p text:style-name="P90">11 </text:p>
        </text:list-item>
        <text:list-item>
          <text:p text:style-name="P90">12 </text:p>
        </text:list-item>
      </text:list>
      <text:p text:style-name="P7">Анализ <text:span text:style-name="T8">задания.</text:span></text:p>
      <text:p text:style-name="Standard">Дан ненаправленный взвешенный граф с циклами. Необходим<text:span text:style-name="T8">о</text:span> найти кратчайший маршрут между 2мя вершинами. На сложность задания влияет количество вершин, длина кратчайшего маршрута.</text:p>
      <text:p text:style-name="P6">Алгоритм генерации.</text:p>
      <text:p text:style-name="Standard">Задание похоже на создаваем<text:span text:style-name="T8">ы</text:span>е генератором A6 bus_station <text:span text:style-name="T8">варианты тестов</text:span>. <text:span text:style-name="T8">И</text:span>спользуется тот же подход к генерации задания. Код переписан заново в лучшем виде <text:span text:style-name="T8">(</text:span>подразумевается последующее в<text:span text:style-name="T30">ы</text:span>несение <text:span text:style-name="T30">в отдельные процедуры </text:span>общих частей с существующем генератором<text:span text:style-name="T8">)</text:span>. <text:span text:style-name="T8">Краткое описание алгоритма генерации:</text:span></text:p>
      <text:list xml:id="list1189052356" text:style-name="L47">
        <text:list-item>
          <text:p text:style-name="P126">Генерируется матрица смежности для неориентированного графа без петель (возможно) с циклами. </text:p>
        </text:list-item>
        <text:list-item>
          <text:p text:style-name="P126">Используется алгоритм Флойда-Уоршолла для поиска расстояний между вершинами. Причем во время работы алгоритма при улучшении существующих значений в таблице маршрутов запоминаются предыдущие значения(будут использованы в качестве деструкторов). </text:p>
        </text:list-item>
        <text:list-item>
          <text:p text:style-name="P126">Выбираются 2 вершины, между которыми существует маршрут с наибольшим <text:soft-page-break/>числом деструкторов. В качестве недостающих вариантов ответов берутся длины маршрутов из других вершин в конечную и случайные числа. </text:p>
        </text:list-item>
      </text:list>
      <text:list xml:id="list878408610" text:continue-list="list2100544046" text:style-name="L44">
        <text:list-item>
          <text:list>
            <text:list-item>
              <text:list>
                <text:list-item>
                  <text:h text:style-name="P183" text:outline-level="3">A0<text:span text:style-name="T9">5</text:span> «<text:span text:style-name="T9">Автомат, строящий числа по заданным правилам</text:span>»</text:h>
                </text:list-item>
              </text:list>
            </text:list-item>
          </text:list>
        </text:list-item>
      </text:list>
      <text:p text:style-name="P6">Условие.</text:p>
      <text:p text:style-name="Standard">Автомат получает на вход два трехзначных числа. По этим числам строится новое число по следующим правилам.</text:p>
      <text:list xml:id="list1614569071" text:style-name="L48">
        <text:list-item>
          <text:p text:style-name="P129">Вычисляются три числа – сумма старших разрядов заданных трехзначных чисел, сумма средних разрядов этих чисел, сумма младших разрядов. </text:p>
        </text:list-item>
        <text:list-item>
          <text:p text:style-name="P129">Полученные три числа записываются друг за другом в порядке убывания (без разделителей). </text:p>
        </text:list-item>
      </text:list>
      <text:p text:style-name="Standard">Пример. Исходные трехзначные числа: 835, 196. Поразрядные суммы: 9, 12, 11. Результат: 12119</text:p>
      <text:p text:style-name="Standard">Определите, какое из следующих чисел может быть результатом работы автомата.</text:p>
      <text:list xml:id="list1398489790" text:style-name="L49">
        <text:list-item>
          <text:p text:style-name="P91">151303 </text:p>
        </text:list-item>
        <text:list-item>
          <text:p text:style-name="P91">161410 </text:p>
        </text:list-item>
        <text:list-item>
          <text:p text:style-name="P91">191615 </text:p>
        </text:list-item>
        <text:list-item>
          <text:p text:style-name="P91">121613 </text:p>
        </text:list-item>
      </text:list>
      <text:p text:style-name="P6">Анализ решения.</text:p>
      <text:p text:style-name="Standard">Необходимо отбросить неверные варианты:</text:p>
      <text:list xml:id="list2097463589" text:style-name="L50">
        <text:list-item>
          <text:p text:style-name="P92">151303 - 03 (лидирующий ноль) </text:p>
        </text:list-item>
        <text:list-item>
          <text:p text:style-name="P92">191615 - 19 (максимальная сумма 2х 10тичных цифр 9+9==18) </text:p>
        </text:list-item>
        <text:list-item>
          <text:p text:style-name="P92">121613 - Числа не в порядке убывания. </text:p>
        </text:list-item>
      </text:list>
      <text:p text:style-name="Standard">Оставшееся число 161410.</text:p>
      <text:p text:style-name="P6">Алгоритм генерации:</text:p>
      <text:p text:style-name="Standard">Сгенерировать 3 числа, содержащих одну из перечисленных выше проблем и одно подходящее число.</text:p>
      <text:list xml:id="list1452462127" text:continue-list="list878408610" text:style-name="L44">
        <text:list-item>
          <text:list>
            <text:list-item>
              <text:list>
                <text:list-item>
                  <text:h text:style-name="P184" text:outline-level="3">A<text:span text:style-name="T43">0</text:span><text:span text:style-name="T9">7</text:span> «<text:span text:style-name="T9">Копирование ячейки с формулой в электронной таблице</text:span>»</text:h>
                </text:list-item>
              </text:list>
            </text:list-item>
          </text:list>
        </text:list-item>
      </text:list>
      <text:p text:style-name="P6">Условие.</text:p>
      <text:p text:style-name="Standard">В ячейке B4 электронной таблицы записана формула = $C3 * 2. Какой вид приобретет формула, после того как ячейку B4 скопируют в ячейку B6?</text:p>
      <text:p text:style-name="Standard">Примечание: знак $ используется для обозначения абсолютной адресации.</text:p>
      <text:list xml:id="list851956326" text:style-name="L51">
        <text:list-item>
          <text:p text:style-name="P93">= $C5 * 4 </text:p>
        </text:list-item>
        <text:list-item>
          <text:p text:style-name="P93">= $C5 * 2 </text:p>
        </text:list-item>
        <text:list-item>
          <text:p text:style-name="P93"><text:soft-page-break/>= $C3 * 4 </text:p>
        </text:list-item>
        <text:list-item>
          <text:p text:style-name="P93">= $C1 * 2 </text:p>
        </text:list-item>
      </text:list>
      <text:p text:style-name="P6">Анализ решения.</text:p>
      <text:p text:style-name="Standard">Номер ячейки состоит из двух частей: латинские буквы и цифры. Буквами обозначены столбцы таблицы, цифрами строки. На пересечении строки и столбца находится ячейка с соответствующим номером. Если в ячейке записана формула, содержащая ссылку на другую ячейку, то при копировании содержимого в другую ячейку ссылка изменяется по следующему правилу:</text:p>
      <text:list xml:id="list806407249" text:style-name="L52">
        <text:list-item>
          <text:p text:style-name="P132">координата ссылки, помеченная знаком $ остаётся неизменной </text:p>
        </text:list-item>
        <text:list-item>
          <text:p text:style-name="P133">если знак $ <text:span text:style-name="T9">отсутствует</text:span>, то координата изменяется на столькоже, насколько изменилась соответствующая координата ячейки, в которой записана формула.</text:p>
        </text:list-item>
      </text:list>
      <text:p text:style-name="P31">Неправильные ответы в приведённом задании содержат следующие ошибки:</text:p>
      <text:list xml:id="list1631811889" text:style-name="L53">
        <text:list-item>
          <text:p text:style-name="P134">сдвиг в обратную сторону </text:p>
        </text:list-item>
        <text:list-item>
          <text:p text:style-name="P134">сдвиг по другой координате </text:p>
        </text:list-item>
        <text:list-item>
          <text:p text:style-name="P134">сдвиг по обеим координатам </text:p>
        </text:list-item>
      </text:list>
      <text:p text:style-name="P6">Алгоритм генерации.</text:p>
      <text:p text:style-name="Standard">Выбираются начальные параметры: какие координаты зафиксированы; направление сдвига <text:span text:style-name="T9">(</text:span>из 8ми возможных: 4 по горизонтали, 4 по диагонали). </text:p>
      <text:p text:style-name="P22">Производится сдвиг <text:span text:style-name="T9">и по правилам вычисляется верный ответ</text:span>. <text:span text:style-name="T31">Варьируя </text:span>фиксаторы координат получается еще несколько неверных значений <text:span text:style-name="T9">для д</text:span><text:span text:style-name="T31">и</text:span><text:span text:style-name="T9">стракторов.</text:span> Если значений не хватает выбирается другое направление сдвига и таким же образом генерируются неверные результаты. </text:p>
      <text:list xml:id="list1288337390" text:continue-list="list1452462127" text:style-name="L44">
        <text:list-item>
          <text:list>
            <text:list-item>
              <text:list>
                <text:list-item>
                  <text:h text:style-name="P184" text:outline-level="3">A<text:span text:style-name="T43">0</text:span><text:span text:style-name="T10">9</text:span> «<text:span text:style-name="T10">Неравномерный код</text:span>»</text:h>
                </text:list-item>
              </text:list>
            </text:list-item>
          </text:list>
        </text:list-item>
      </text:list>
      <text:p text:style-name="P6">Условие.</text:p>
      <text:p text:style-name="Standard">Для кодирования некоторой последовательности, состоящей из букв А, Б, В, Г и Д, решили использовать неравномерный двоичный код, позволяющий однозначно декодировать двоичную последовательность, появляющуюся на приёмной стороне канала связи. Использовали код: А–1, Б–000, В–001, Г–011. Укажите, каким кодовым словом может быть закодирована буква Д. Код должен удовлетворять свойству однозначного декодирования.</text:p>
      <text:list xml:id="list498722433" text:style-name="L54">
        <text:list-item>
          <text:p text:style-name="P94">00 </text:p>
        </text:list-item>
        <text:list-item>
          <text:p text:style-name="P94">01 </text:p>
        </text:list-item>
        <text:list-item>
          <text:p text:style-name="P94">11 </text:p>
        </text:list-item>
        <text:list-item>
          <text:p text:style-name="P94">010 </text:p>
        </text:list-item>
      </text:list>
      <text:p text:style-name="P6">Анализ решения.</text:p>
      <text:p text:style-name="Standard">Необходимо отбросить неверные варианты, нарушающие однозначность декодирования:</text:p>
      <text:list xml:id="list1596323130" text:style-name="L55">
        <text:list-item>
          <text:p text:style-name="P95"><text:soft-page-break/>новый код не должен быть префиксом существующих кодов: </text:p>
        </text:list-item>
      </text:list>
      <text:list xml:id="list1451875360" text:style-name="L56">
        <text:list-item>
          <text:p text:style-name="P96">00 - префикс 000 </text:p>
        </text:list-item>
        <text:list-item>
          <text:p text:style-name="P96">01 - префикс 011 </text:p>
        </text:list-item>
      </text:list>
      <text:p text:style-name="Standard">существующие коды не должны быть префиксами нового: </text:p>
      <text:list xml:id="list111839140" text:style-name="L57">
        <text:list-item>
          <text:p text:style-name="P97">1 - префикс 11 </text:p>
        </text:list-item>
      </text:list>
      <text:p text:style-name="Standard">Остаётся 010.</text:p>
      <text:p text:style-name="P6">Алгоритм генерации.</text:p>
      <text:list xml:id="list1253936636" text:style-name="L58">
        <text:list-item>
          <text:p text:style-name="P99">Случайным образом <text:span text:style-name="T32">строится </text:span>двоичное дерево. </text:p>
        </text:list-item>
        <text:list-item>
          <text:p text:style-name="P98">В процессе обхода дерева в глубину строятся двоичные коды. </text:p>
        </text:list-item>
        <text:list-item>
          <text:p text:style-name="P98">Выбирается один код для ответа и несколько кодов для условия. </text:p>
        </text:list-item>
        <text:list-item>
          <text:p text:style-name="P98">В качестве деструкторов берутся либо префиксы кодов из условия, либо к кодам из условия добавляются суффиксы. </text:p>
        </text:list-item>
      </text:list>
      <text:list xml:id="list1994786747" text:continue-list="list1288337390" text:style-name="L44">
        <text:list-item>
          <text:list>
            <text:list-item>
              <text:list>
                <text:list-item>
                  <text:h text:style-name="P184" text:outline-level="3"><text:span text:style-name="T10">A11</text:span> «<text:span text:style-name="T10">Определить размер пароля, созданного по заданным правилам</text:span>»</text:h>
                </text:list-item>
              </text:list>
            </text:list-item>
          </text:list>
        </text:list-item>
      </text:list>
      <text:p text:style-name="P6">Условие.</text:p>
      <text:p text:style-name="Standard">Для регистрации на сайте некоторой страны пользователю требуется придумать пароль. Длина пароля – ровно 11 символов. В качестве символов используются десятичные цифры и 12 различных букв местного алфавита, причём все буквы используются в двух начертаниях: как строчные, так и заглавные (регистр буквы имеет значение!).</text:p>
      <text:p text:style-name="Standard">Под хранение каждого такого пароля на компьютере отводится минимально возможное и одинаковое целое количество байтов, при этом используется посимвольное кодирование и все символы кодируются одинаковым и минимально возможным количеством битов.</text:p>
      <text:p text:style-name="Standard">Определите объём памяти, который занимает хранение 60 паролей.</text:p>
      <text:list xml:id="list1179711774" text:style-name="L59">
        <text:list-item>
          <text:p text:style-name="P100">540 байт </text:p>
        </text:list-item>
        <text:list-item>
          <text:p text:style-name="P100">600 байт </text:p>
        </text:list-item>
        <text:list-item>
          <text:p text:style-name="P100">660 байт </text:p>
        </text:list-item>
        <text:list-item>
          <text:p text:style-name="P100">720 байт </text:p>
        </text:list-item>
      </text:list>
      <text:p text:style-name="P6">Анализ решения.</text:p>
      <text:p text:style-name="Standard">Ход решения.</text:p>
      <text:list xml:id="list1237820286" text:style-name="L60">
        <text:list-item>
          <text:p text:style-name="P130">Определить число бит, необходимых для кодирования 1 буквы алфавита. Для этого нужно найти число, являющееся степенью 2 не меньшее, чем длина алфавита. </text:p>
        </text:list-item>
        <text:list-item>
          <text:p text:style-name="P130">Определить количество байт, необходимых для кодирования одного пароля. Необходимо умножить число бит для хранения 1 символа на длину пароля, разделить на 8 с округлением вверх. </text:p>
        </text:list-item>
        <text:list-item>
          <text:p text:style-name="P130">Определить количество байт для хранения 60 паролей. Умножить полученный на <text:soft-page-break/>предыдущем шаге результат на 60. </text:p>
        </text:list-item>
      </text:list>
      <text:p text:style-name="Standard"><text:span text:style-name="T10">Возможные ошибки</text:span>:</text:p>
      <text:list xml:id="list706326224" text:style-name="L61">
        <text:list-item>
          <text:p text:style-name="P135">в ходе решения можно не учесть, что буквы используются в 2х регистрах </text:p>
        </text:list-item>
        <text:list-item>
          <text:p text:style-name="P135">можно случайно отвести под каждый символ целое число байт </text:p>
        </text:list-item>
        <text:list-item>
          <text:p text:style-name="P135">можно неверно посчитать количество бит, необходимых для хранения одного пароля </text:p>
        </text:list-item>
      </text:list>
      <text:p text:style-name="P10">Описание изменений.</text:p>
      <text:p text:style-name="Standard">Задание аналогично результатам работы генератора A2 car_numbers. Есть отличия:</text:p>
      <text:list xml:id="list676962124" text:style-name="L62">
        <text:list-item>
          <text:p text:style-name="P127">другая легенда </text:p>
        </text:list-item>
        <text:list-item>
          <text:p text:style-name="P127">дополнительная сложность - буквы алфавита используются в двух начертания: строчные и заглавные. </text:p>
        </text:list-item>
      </text:list>
      <text:p text:style-name="P16">Для реализации общий код из существующего генератора был вынесен <text:span text:style-name="T10">в отдельные процедуры </text:span>и использован для создания заданий нового типа.</text:p>
      <text:list xml:id="list1383811367" text:continue-list="list1994786747" text:style-name="L44">
        <text:list-item>
          <text:list>
            <text:list-item>
              <text:list>
                <text:list-item>
                  <text:h text:style-name="P185" text:outline-level="3"><text:span text:style-name="T11">A12</text:span> «<text:span text:style-name="T11">Переворот массива</text:span>»</text:h>
                </text:list-item>
              </text:list>
            </text:list-item>
          </text:list>
        </text:list-item>
      </text:list>
      <text:p text:style-name="P6">Условие.</text:p>
      <text:p text:style-name="Standard">В программе используется одномерный целочисленный массив A с индексами от 0 до 9. Ниже представлен фрагмент программы, записанный на разных языках программирования, в котором значения элементов сначала задаются, а затем меняются.</text:p>
      <table:table table:name="Table16" table:style-name="Table16">
        <table:table-column table:style-name="Table16.A"/>
        <table:table-column table:style-name="Table16.B"/>
        <table:table-row table:style-name="Table16.1">
          <table:table-cell table:style-name="Table16.A1" office:value-type="string">
            <text:p text:style-name="P68">Бейсик</text:p>
          </table:table-cell>
          <table:table-cell table:style-name="Table16.B1" office:value-type="string">
            <text:p text:style-name="P68">Паскаль</text:p>
          </table:table-cell>
        </table:table-row>
        <table:table-row table:style-name="Table16.1">
          <table:table-cell table:style-name="Table16.A1" office:value-type="string">
            <text:p text:style-name="P65"><text:span text:style-name="T12">FOR</text:span><text:span text:style-name="T14"> </text:span><text:span text:style-name="T12">i</text:span><text:span text:style-name="T14">=0 </text:span><text:span text:style-name="T12">TO</text:span><text:span text:style-name="T14"> 9</text:span></text:p>
            <text:p text:style-name="P66"><text:span text:style-name="T14"><text:s text:c="2"/></text:span><text:span text:style-name="T12">A</text:span><text:span text:style-name="T14">(</text:span><text:span text:style-name="T12">i</text:span><text:span text:style-name="T14">) = 9-</text:span><text:span text:style-name="T12">i</text:span></text:p>
            <text:p text:style-name="P66"><text:span text:style-name="T12">NEXT</text:span><text:span text:style-name="T14"> </text:span><text:span text:style-name="T12">i</text:span></text:p>
            <text:p text:style-name="P66"><text:span text:style-name="T12">FOR</text:span><text:span text:style-name="T14"> </text:span><text:span text:style-name="T12">i</text:span><text:span text:style-name="T14"> = 0 </text:span><text:span text:style-name="T12">TO</text:span><text:span text:style-name="T14"> 4 </text:span></text:p>
            <text:p text:style-name="P66"><text:span text:style-name="T14"><text:s text:c="2"/></text:span><text:span text:style-name="T12">k</text:span><text:span text:style-name="T14"> = </text:span><text:span text:style-name="T12">A</text:span><text:span text:style-name="T14">(</text:span><text:span text:style-name="T12">i</text:span><text:span text:style-name="T14">)</text:span></text:p>
            <text:p text:style-name="P66"><text:span text:style-name="T14"><text:s text:c="2"/></text:span><text:span text:style-name="T12">A</text:span><text:span text:style-name="T14">(</text:span><text:span text:style-name="T12">i</text:span><text:span text:style-name="T14">) = </text:span><text:span text:style-name="T12">A</text:span><text:span text:style-name="T14">(9-</text:span><text:span text:style-name="T12">i</text:span><text:span text:style-name="T14">)</text:span></text:p>
            <text:p text:style-name="P66"><text:span text:style-name="T14"><text:s text:c="2"/></text:span><text:span text:style-name="T12">A</text:span><text:span text:style-name="T14">(9-</text:span><text:span text:style-name="T12">i</text:span><text:span text:style-name="T14">) = </text:span><text:span text:style-name="T12">k</text:span></text:p>
            <text:p text:style-name="P69"><text:span text:style-name="T14"><text:s/></text:span><text:span text:style-name="T12">NEXT i</text:span></text:p>
          </table:table-cell>
          <table:table-cell table:style-name="Table16.B1" office:value-type="string">
            <text:p text:style-name="P71">for i:=0 to 9 do</text:p>
            <text:p text:style-name="P69"><text:span text:style-name="T12"><text:s text:c="2"/>A[i]</text:span><text:span text:style-name="T14"> </text:span><text:span text:style-name="T12">:=</text:span><text:span text:style-name="T14"> </text:span><text:span text:style-name="T12">9-i;</text:span></text:p>
            <text:p text:style-name="P72">for i:=0 to 4 do</text:p>
            <text:p text:style-name="P72">begin</text:p>
            <text:p text:style-name="P72"><text:s text:c="2"/>k := A[i];</text:p>
            <text:p text:style-name="P72"><text:s text:c="2"/>A[i] := A[9-i];</text:p>
            <text:p text:style-name="P72"><text:s text:c="2"/>A[9-i] := k;</text:p>
            <text:p text:style-name="P72">end;</text:p>
          </table:table-cell>
        </table:table-row>
        <table:table-row table:style-name="Table16.1">
          <table:table-cell table:style-name="Table16.A1" office:value-type="string">
            <text:p text:style-name="P68">Си</text:p>
          </table:table-cell>
          <table:table-cell table:style-name="Table16.B1" office:value-type="string">
            <text:p text:style-name="P68">Алгоритмический язык</text:p>
          </table:table-cell>
        </table:table-row>
        <table:table-row table:style-name="Table16.1">
          <table:table-cell table:style-name="Table16.A1" office:value-type="string">
            <text:p text:style-name="P71">for (i=0;i&lt;=9;i++)</text:p>
            <text:p text:style-name="P69"><text:span text:style-name="T12"><text:s text:c="2"/>A[i]</text:span><text:span text:style-name="T14"> </text:span><text:span text:style-name="T12">=</text:span><text:span text:style-name="T14"> </text:span><text:span text:style-name="T12">9-i;</text:span></text:p>
            <text:p text:style-name="P72">for (i=0;i&lt;=4;i++)</text:p>
            <text:p text:style-name="P72">{</text:p>
            <text:p text:style-name="P72"><text:s text:c="2"/>k = A[i];</text:p>
            <text:p text:style-name="P72"><text:s text:c="2"/>A[i] = A[9-i];</text:p>
            <text:p text:style-name="P72"><text:s text:c="2"/>A[9-i] = k;</text:p>
            <text:p text:style-name="P72">}</text:p>
          </table:table-cell>
          <table:table-cell table:style-name="Table16.B1" office:value-type="string">
            <text:p text:style-name="P70"><text:span text:style-name="T15">нц</text:span><text:span text:style-name="T14"> </text:span><text:span text:style-name="T15">для</text:span><text:span text:style-name="T14"> </text:span><text:span text:style-name="T12">i</text:span><text:span text:style-name="T14"> </text:span><text:span text:style-name="T15">от</text:span><text:span text:style-name="T14"> 0 </text:span><text:span text:style-name="T15">до</text:span><text:span text:style-name="T14"> 9</text:span></text:p>
            <text:p text:style-name="P69"><text:span text:style-name="T14"><text:s text:c="2"/></text:span><text:span text:style-name="T12">A[i]:=</text:span><text:span text:style-name="T14"> </text:span><text:span text:style-name="T12">9-i</text:span></text:p>
            <text:p text:style-name="P73">кц</text:p>
            <text:p text:style-name="P69"><text:span text:style-name="T15">нц</text:span><text:span text:style-name="T12"> </text:span><text:span text:style-name="T15">для</text:span><text:span text:style-name="T12"> i </text:span><text:span text:style-name="T15">от</text:span><text:span text:style-name="T12"> 0 </text:span><text:span text:style-name="T15">до</text:span><text:span text:style-name="T12"> 4</text:span></text:p>
            <text:p text:style-name="P72"><text:s text:c="2"/>k := A[i]</text:p>
            <text:p text:style-name="P72"><text:s text:c="2"/>A[i] := A[9-i]</text:p>
            <text:p text:style-name="P69"><text:span text:style-name="T12"><text:s text:c="2"/>A[9-i]</text:span><text:span text:style-name="T14"> </text:span><text:span text:style-name="T12">:= k</text:span></text:p>
            <text:p text:style-name="P75">кц</text:p>
            <text:p text:style-name="P74"/>
          </table:table-cell>
        </table:table-row>
      </table:table>
      <text:p text:style-name="Таблица">Таблица <text:sequence text:ref-name="refТаблица3" text:name="Таблица" text:formula="ooow:Таблица+1" style:num-format="1">4</text:sequence>: Задание A12. Фрагменты программ.</text:p>
      <text:p text:style-name="Standard">Чему будут равны элементы этого массива после выполнения фрагмента программы?</text:p>
      <text:list xml:id="list1480169938" text:style-name="L63">
        <text:list-item>
          <text:p text:style-name="P136"><text:soft-page-break/>9 8 7 6 5 4 3 2 1 0</text:p>
        </text:list-item>
        <text:list-item>
          <text:p text:style-name="P136">0 1 2 3 4 5 6 7 8 9</text:p>
        </text:list-item>
        <text:list-item>
          <text:p text:style-name="P136">9 8 7 6 5 5 6 7 8 9</text:p>
        </text:list-item>
        <text:list-item>
          <text:p text:style-name="P136">0 1 2 3 4 4 3 2 1 0</text:p>
        </text:list-item>
      </text:list>
      <text:p text:style-name="P8">Анализ решения.</text:p>
      <text:p text:style-name="Standard">Необходимо понять, что в первом цикле массив A инициализируется числами от 9 до 0. Во втором цикле элементы массива переупорядочиваются в обратном порядке.</text:p>
      <text:p text:style-name="Standard">Параметрами для генератора могут быть:</text:p>
      <text:list xml:id="list248343054" text:style-name="L64">
        <text:list-item>
          <text:p text:style-name="P137">размер массива </text:p>
        </text:list-item>
        <text:list-item>
          <text:p text:style-name="P137">инициализация массива: цикл вперёд или назад, заполнения от большего числа к меньшему или наоборот </text:p>
        </text:list-item>
        <text:list-item>
          <text:p text:style-name="P137">операции, производимые во 2м цикле, цикл вперёд или назад </text:p>
        </text:list-item>
      </text:list>
      <text:p text:style-name="Standard">Дистракторы:</text:p>
      <text:list xml:id="list1730890225" text:style-name="L65">
        <text:list-item>
          <text:p text:style-name="P128">элементы массива в обратном порядке </text:p>
        </text:list-item>
        <text:list-item>
          <text:p text:style-name="P128">копир<text:span text:style-name="T33">о</text:span>вание элементом (слева направо/справа налево) вместо обмена </text:p>
        </text:list-item>
      </text:list>
      <text:p text:style-name="P6">Алгоритм генерации <text:span text:style-name="T17">и ограничения</text:span>.</text:p>
      <text:list xml:id="list941964068" text:style-name="L66">
        <text:list-item>
          <text:p text:style-name="P138">Ограничение на размерность массива 8 .. 12 = 10(в оригинале условия) +- 2. </text:p>
        </text:list-item>
        <text:list-item>
          <text:p text:style-name="P138">Для разнообразия в задание добавлено: </text:p>
        </text:list-item>
      </text:list>
      <text:list xml:id="list1745888913" text:style-name="L67">
        <text:list-item>
          <text:p text:style-name="P101"><text:span text:style-name="T16">и</text:span>нициализация массива цел<text:span text:style-name="T34">ы</text:span>ми числами: n-1 .. 0 (а не 0 .. n-1) </text:p>
        </text:list-item>
        <text:list-item>
          <text:p text:style-name="P101"><text:span text:style-name="T16">о</text:span>братный порядок присваиваний при перестановке элементов в массиве </text:p>
        </text:list-item>
      </text:list>
      <text:list xml:id="list838414822" text:continue-list="list1383811367" text:style-name="L44">
        <text:list-item>
          <text:list>
            <text:list-item>
              <text:list>
                <text:list-item>
                  <text:h text:style-name="P184" text:outline-level="3">B0<text:span text:style-name="T17">1</text:span> «<text:span text:style-name="T17">Изменение размера перекодированного сообщения»</text:span></text:h>
                </text:list-item>
              </text:list>
            </text:list-item>
          </text:list>
        </text:list-item>
      </text:list>
      <text:p text:style-name="P6"><text:span text:style-name="T17">Условие</text:span><text:span text:style-name="T17">.</text:span></text:p>
      <text:p text:style-name="P17">Автоматическое устройство осуществило перекодировку информационного сообщения на русском языке длиной в 20 символов, первоначально записанного в 2-байтном коде Unicode, в 8-битную кодировку КОИ-8. На сколько бит уменьшилась длина сообщения?</text:p>
      <text:p text:style-name="P17">В ответе запишите только число.</text:p>
      <text:p text:style-name="P6">Анализ решения.</text:p>
      <text:p text:style-name="Standard">8 бит в 2 раза меньше, чем 2 байта, следовательно каждый символ после перекодировки занимает на 1 байт меньше места. Значит сообщение стало занимать на 20 байт меньше, 20 байт это 160 бит.</text:p>
      <text:p text:style-name="P6"><text:span text:style-name="T17">Описание изменений</text:span>.</text:p>
      <text:p text:style-name="Standard">Задание похоже на существующее задание А1 recode, где необходимо по изменению(после перекодировки) размера сообщения в байтах узнать его длину. Названия и размеры кодировок, использующиеся в генераторах вынесены в отдельную процедуру.</text:p>
      <text:list xml:id="list1995110791" text:continue-numbering="true" text:style-name="L44">
        <text:list-item>
          <text:list>
            <text:list-item>
              <text:list>
                <text:list-item>
                  <text:h text:style-name="P186" text:outline-level="3"><text:soft-page-break/>B<text:span text:style-name="T17">04 «Список слов, составленных из нескольких букв»</text:span></text:h>
                </text:list-item>
              </text:list>
            </text:list-item>
          </text:list>
        </text:list-item>
      </text:list>
      <text:p text:style-name="P6">Условие.</text:p>
      <text:p text:style-name="Standard">Все 5-буквенные слова, составленные из букв А, О, У, записаны в алфавитном порядке. Вот начало списка:</text:p>
      <text:list xml:id="list857484653" text:style-name="L68">
        <text:list-item>
          <text:p text:style-name="P102">ААААА </text:p>
        </text:list-item>
        <text:list-item>
          <text:p text:style-name="P102">ААААО </text:p>
        </text:list-item>
        <text:list-item>
          <text:p text:style-name="P102">ААААУ </text:p>
        </text:list-item>
        <text:list-item>
          <text:p text:style-name="P102">АААОА </text:p>
        </text:list-item>
        <text:list-item>
          <text:p text:style-name="P102">… </text:p>
        </text:list-item>
      </text:list>
      <text:p text:style-name="Standard">Запишите слово, которое стоит на 240-м месте от начала списка.</text:p>
      <text:p text:style-name="P6">Анализ решения.</text:p>
      <text:p text:style-name="Standard">Необходимо, отталкиваясь от последнего элемента списка, построить несколько предыдущих. <text:span text:style-name="T17">Число </text:span>240 близко к 243, а 243 - это номер <text:span text:style-name="T17">последнего слова в списке</text:span>. Тогд<text:span text:style-name="T17">а</text:span> последние элементы <text:span text:style-name="T17">списка </text:span>следующие:</text:p>
      <text:p text:style-name="P76"><text:span text:style-name="T17"><text:s text:c="2"/>243. </text:span>УУУУУ </text:p>
      <text:list xml:id="list1300510047" text:style-name="L69">
        <text:list-header>
          <text:p text:style-name="P139"><text:span text:style-name="T17">242. </text:span>УУУУО </text:p>
          <text:p text:style-name="P139"><text:span text:style-name="T17">241. </text:span>УУУУА </text:p>
          <text:p text:style-name="P139"><text:span text:style-name="T17">240. </text:span>УУУОУ </text:p>
        </text:list-header>
      </text:list>
      <text:p text:style-name="Standard">Возможные параметры для генератора:</text:p>
      <text:list xml:id="list1050372290" text:style-name="L70">
        <text:list-item>
          <text:p text:style-name="P140">Мощность алфавита </text:p>
        </text:list-item>
        <text:list-item>
          <text:p text:style-name="P140">Длина слова </text:p>
        </text:list-item>
        <text:list-item>
          <text:p text:style-name="P140">Отступ от последнего слова </text:p>
        </text:list-item>
      </text:list>
      <text:p text:style-name="P6">Алгоритм генерации.</text:p>
      <text:list xml:id="list359066258" text:style-name="L71">
        <text:list-item>
          <text:p text:style-name="P141">Генерация задания заключается в выборе предложенных выше параметров и составлении в соответствии с ними текста.</text:p>
        </text:list-item>
        <text:list-item>
          <text:p text:style-name="P141">Решение вычисляется по алгоритму изложенному выше при рассмотрения решения. </text:p>
        </text:list-item>
      </text:list>
      <text:list xml:id="list608967687" text:continue-list="list1995110791" text:style-name="L44">
        <text:list-item>
          <text:list>
            <text:list-item>
              <text:list>
                <text:list-item>
                  <text:h text:style-name="P186" text:outline-level="3"><text:span text:style-name="T16">B</text:span><text:span text:style-name="T17">05 «Недостающее значение в электронной таблице»</text:span></text:h>
                </text:list-item>
              </text:list>
            </text:list-item>
          </text:list>
        </text:list-item>
      </text:list>
      <text:p text:style-name="P11">Условие.</text:p>
      <text:p text:style-name="Standard">Дан фрагмент электронной таблицы:</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
          </table:table-cell>
          <table:table-cell table:style-name="Table4.A1" office:value-type="string">
            <text:p text:style-name="P6">A</text:p>
          </table:table-cell>
          <table:table-cell table:style-name="Table4.A1" office:value-type="string">
            <text:p text:style-name="P6">B</text:p>
          </table:table-cell>
          <table:table-cell table:style-name="Table4.A1" office:value-type="string">
            <text:p text:style-name="P6">C</text:p>
          </table:table-cell>
          <table:table-cell table:style-name="Table4.E1" office:value-type="string">
            <text:p text:style-name="P6">D</text:p>
          </table:table-cell>
        </table:table-row>
        <table:table-row>
          <table:table-cell table:style-name="Table4.A2" office:value-type="string">
            <text:p text:style-name="P6">1</text:p>
          </table:table-cell>
          <table:table-cell table:style-name="Table4.A2" office:value-type="string">
            <text:p text:style-name="Standard">3</text:p>
          </table:table-cell>
          <table:table-cell table:style-name="Table4.A2" office:value-type="string">
            <text:p text:style-name="Standard"/>
          </table:table-cell>
          <table:table-cell table:style-name="Table4.A2" office:value-type="string">
            <text:p text:style-name="Standard">3</text:p>
          </table:table-cell>
          <table:table-cell table:style-name="Table4.E2" office:value-type="string">
            <text:p text:style-name="Standard">2</text:p>
          </table:table-cell>
        </table:table-row>
        <table:table-row>
          <table:table-cell table:style-name="Table4.A2" office:value-type="string">
            <text:p text:style-name="P6">2</text:p>
          </table:table-cell>
          <table:table-cell table:style-name="Table4.A2" office:value-type="string">
            <text:p text:style-name="P33">=(C1+A1)/2</text:p>
          </table:table-cell>
          <table:table-cell table:style-name="Table4.A2" office:value-type="string">
            <text:p text:style-name="P33">=C1–D1</text:p>
          </table:table-cell>
          <table:table-cell table:style-name="Table4.A2" office:value-type="string">
            <text:p text:style-name="P33">=A1–D1</text:p>
          </table:table-cell>
          <table:table-cell table:style-name="Table4.E2" office:value-type="string">
            <text:p text:style-name="P33">=B1/2</text:p>
          </table:table-cell>
        </table:table-row>
      </table:table>
      <text:p text:style-name="Таблица">Таблица <text:sequence text:ref-name="refТаблица4" text:name="Таблица" text:formula="ooow:Таблица+1" style:num-format="1">5</text:sequence>: Задание B05. Фрагмент электронной таблицы.</text:p>
      <text:p text:style-name="Standard">Какое число должно быть записано в ячейке B1, чтобы построенная после выполнения <text:soft-page-break/>вычислений диаграмма по значениям диапазона ячеек A2:D2 соответствовала рисунку?</text:p>
      <text:p text:style-name="Standard"><draw:frame draw:style-name="fr3" draw:name="Frame3" text:anchor-type="as-char" svg:width="2.5161in" draw:z-index="7"><draw:text-box fo:min-height="1.9535in"><text:p text:style-name="Диаграмма"><draw:frame draw:style-name="fr4" draw:name="graphics2" text:anchor-type="paragraph" svg:x="0.0016in" svg:y="0.0008in" svg:width="2.5161in" style:rel-width="100%" svg:height="1.9535in" style:rel-height="scale" draw:z-index="8"><draw:image xlink:href="Pictures/2000003E00001BB2000015CB49BFBC1D.wmf" xlink:type="simple" xlink:show="embed" xlink:actuate="onLoad"/></draw:frame>Диаграмма <text:sequence text:ref-name="refДиаграмма3" text:name="Диаграмма" text:formula="ooow:Диаграмма+1" style:num-format="1">4</text:sequence>: Задание B05</text:p></draw:text-box></draw:frame></text:p>
      <text:p text:style-name="Standard">Анализ решения.</text:p>
      <text:p text:style-name="Standard">Рассмотрим приведённое выше задания. Значения всех ячеек второй строки, кроме одной, вычисляются на основе известных значений, их стоит вычислить в первую очередь. После этого по диаграмме определяется значение последней ячейки во второй строке. После этого определяется значение в пустой ячейке.</text:p>
      <text:p text:style-name="Standard">Возможные параметры генератора:</text:p>
      <text:list xml:id="list82137249" text:style-name="L72">
        <text:list-item>
          <text:p text:style-name="P142">Количество столбцов в таблице </text:p>
        </text:list-item>
        <text:list-item>
          <text:p text:style-name="P142">Значения в известных ячейках </text:p>
        </text:list-item>
        <text:list-item>
          <text:p text:style-name="P142">Формулы в ячейках второй строки </text:p>
        </text:list-item>
      </text:list>
      <text:p text:style-name="P6">Алгоритм генерации.</text:p>
      <text:p text:style-name="Standard">В случае случайной генерации формул необходимо следить за сложностью получаемого задания, а так же за существованием и единственностью решения. Это сильно усложняет генерацию, поэтому в целях упрощения процедуры генерации уравнения записываются в ручную программистом. Для внесения разнообразия в получаемые варианты заданий ячейки в 1й и 2й строке случайным образом перемешиваются, в соответствии с этим меняются координаты в формулах.</text:p>
      <text:p text:style-name="P20"/>
      <text:list xml:id="list2072638523" text:continue-list="list608967687" text:style-name="L44">
        <text:list-item>
          <text:list>
            <text:list-item>
              <text:list>
                <text:list-item>
                  <text:h text:style-name="P186" text:outline-level="3"><text:span text:style-name="T16">B</text:span><text:span text:style-name="T18">08 «Основание системы счисления»</text:span></text:h>
                </text:list-item>
              </text:list>
            </text:list-item>
          </text:list>
        </text:list-item>
      </text:list>
      <text:p text:style-name="P12">Условие.</text:p>
      <text:p text:style-name="Standard">Запись числа 67<text:span text:style-name="T28">10</text:span> в системе счисления с основанием N оканчивается на 1 и содержит 4 цифры. Чему равно основание этой системы счисления N?</text:p>
      <text:p text:style-name="P6">Анализ решения.</text:p>
      <text:p text:style-name="Standard">Решать перебором, отбросив заведомо неверные варианты ответа.</text:p>
      <text:p text:style-name="P6">Алгоритм генерации и ограничения.</text:p>
      <text:list xml:id="list699551800" text:style-name="L73">
        <text:list-item>
          <text:p text:style-name="P143">В<text:span text:style-name="T35">ы</text:span>бираются параметры - чи<text:span text:style-name="T36">с</text:span>ло(10 .. 100) и основание системы счисления (2 .. 9). </text:p>
        </text:list-item>
        <text:list-item>
          <text:p text:style-name="P143"><text:soft-page-break/>Перебором проверяется, есть ли другие системы исчисления, в которых результат имеет столько же цифр и такую же последнюю цифру. Если другая система счисления есть - параметры генерируются заново. </text:p>
        </text:list-item>
      </text:list>
      <text:list xml:id="list1436081162" text:continue-list="list2072638523" text:style-name="L44">
        <text:list-item>
          <text:list>
            <text:list-item>
              <text:list>
                <text:list-item>
                  <text:h text:style-name="P186" text:outline-level="3"><text:span text:style-name="T16">B</text:span><text:span text:style-name="T19">11 «Маска подсети»</text:span></text:h>
                </text:list-item>
              </text:list>
            </text:list-item>
          </text:list>
        </text:list-item>
      </text:list>
      <text:p text:style-name="P13">Условие.</text:p>
      <text:p text:style-name="Standard">В терминологии сетей TCP/IP маской сети называется двоичное число, определяющее, какая часть IP-адреса узла сети относится к адресу сети, а какая — к адресу самого узла в этой сети. Обычно маска записывается по тем же правилам, что и IP-адрес. Адрес сети получается в результате применения поразрядной конъюнкции к заданному IP-адресу узла и маске. По заданным IP-адресу узла и маске определите адрес сети.</text:p>
      <table:table table:name="Table5" table:style-name="Table5">
        <table:table-column table:style-name="Table5.A"/>
        <table:table-column table:style-name="Table5.B"/>
        <table:table-row>
          <table:table-cell table:style-name="Table5.A1" office:value-type="string">
            <text:p text:style-name="Standard">IP –адрес узла:</text:p>
          </table:table-cell>
          <table:table-cell table:style-name="Table5.A1" office:value-type="string">
            <text:p text:style-name="Standard">217.233.232.3</text:p>
          </table:table-cell>
        </table:table-row>
        <table:table-row>
          <table:table-cell table:style-name="Table5.A1" office:value-type="string">
            <text:p text:style-name="Standard">Маска:</text:p>
          </table:table-cell>
          <table:table-cell table:style-name="Table5.A1" office:value-type="string">
            <text:p text:style-name="P18">255.255.252.0</text:p>
          </table:table-cell>
        </table:table-row>
      </table:table>
      <text:p text:style-name="Standard"/>
      <text:p text:style-name="Standard">При записи ответа выберите из приведенных в таблице чисел четыре элемента IP-адреса и запишите в нужном порядке соответствующие им буквы. Точки писать не нужно.</text:p>
      <table:table table:name="Table6" table:style-name="Table6">
        <table:table-column table:style-name="Table6.A"/>
        <table:table-column table:style-name="Table6.B"/>
        <table:table-column table:style-name="Table6.C" table:number-columns-repeated="5"/>
        <table:table-column table:style-name="Table6.H"/>
        <table:table-row>
          <table:table-cell table:style-name="Table6.A1" office:value-type="string">
            <text:p text:style-name="P34">A</text:p>
          </table:table-cell>
          <table:table-cell table:style-name="Table6.A1" office:value-type="string">
            <text:p text:style-name="P34">B</text:p>
          </table:table-cell>
          <table:table-cell table:style-name="Table6.A1" office:value-type="string">
            <text:p text:style-name="P34">C</text:p>
          </table:table-cell>
          <table:table-cell table:style-name="Table6.A1" office:value-type="string">
            <text:p text:style-name="P34">D</text:p>
          </table:table-cell>
          <table:table-cell table:style-name="Table6.A1" office:value-type="string">
            <text:p text:style-name="P34">E</text:p>
          </table:table-cell>
          <table:table-cell table:style-name="Table6.A1" office:value-type="string">
            <text:p text:style-name="P34">F</text:p>
          </table:table-cell>
          <table:table-cell table:style-name="Table6.A1" office:value-type="string">
            <text:p text:style-name="P34">G</text:p>
          </table:table-cell>
          <table:table-cell table:style-name="Table6.H1" office:value-type="string">
            <text:p text:style-name="P34">H</text:p>
          </table:table-cell>
        </table:table-row>
        <table:table-row>
          <table:table-cell table:style-name="Table6.A2" office:value-type="string">
            <text:p text:style-name="P32">0</text:p>
          </table:table-cell>
          <table:table-cell table:style-name="Table6.A2" office:value-type="string">
            <text:p text:style-name="P32">3</text:p>
          </table:table-cell>
          <table:table-cell table:style-name="Table6.A2" office:value-type="string">
            <text:p text:style-name="P32">217</text:p>
          </table:table-cell>
          <table:table-cell table:style-name="Table6.D2" office:value-type="float" office:value="233">
            <text:p text:style-name="P32">233</text:p>
          </table:table-cell>
          <table:table-cell table:style-name="Table6.A2" office:value-type="string">
            <text:p text:style-name="P32">232</text:p>
          </table:table-cell>
          <table:table-cell table:style-name="Table6.A2" office:value-type="string">
            <text:p text:style-name="P32">244</text:p>
          </table:table-cell>
          <table:table-cell table:style-name="Table6.A2" office:value-type="string">
            <text:p text:style-name="P32">252</text:p>
          </table:table-cell>
          <table:table-cell table:style-name="Table6.H2" office:value-type="string">
            <text:p text:style-name="P32">255</text:p>
          </table:table-cell>
        </table:table-row>
      </table:table>
      <text:p text:style-name="Таблица">Таблица <text:sequence text:ref-name="refТаблица5" text:name="Таблица" text:formula="ooow:Таблица+1" style:num-format="1">6</text:sequence>: Задание B11. Фрагменты ответа.</text:p>
      <text:p text:style-name="Standard">Пример. Пусть искомый IP-адрес 192.168.128.0, и дана таблица</text:p>
      <table:table table:name="Table7" table:style-name="Table7">
        <table:table-column table:style-name="Table7.A"/>
        <table:table-column table:style-name="Table7.B" table:number-columns-repeated="2"/>
        <table:table-column table:style-name="Table7.D"/>
        <table:table-column table:style-name="Table7.B"/>
        <table:table-column table:style-name="Table7.F"/>
        <table:table-column table:style-name="Table7.G"/>
        <table:table-column table:style-name="Table7.H"/>
        <table:table-row>
          <table:table-cell table:style-name="Table7.A1" office:value-type="string">
            <text:p text:style-name="P34">A</text:p>
          </table:table-cell>
          <table:table-cell table:style-name="Table7.A1" office:value-type="string">
            <text:p text:style-name="P34">B</text:p>
          </table:table-cell>
          <table:table-cell table:style-name="Table7.A1" office:value-type="string">
            <text:p text:style-name="P34">C</text:p>
          </table:table-cell>
          <table:table-cell table:style-name="Table7.A1" office:value-type="string">
            <text:p text:style-name="P34">D</text:p>
          </table:table-cell>
          <table:table-cell table:style-name="Table7.A1" office:value-type="string">
            <text:p text:style-name="P34">E</text:p>
          </table:table-cell>
          <table:table-cell table:style-name="Table7.A1" office:value-type="string">
            <text:p text:style-name="P34">F</text:p>
          </table:table-cell>
          <table:table-cell table:style-name="Table7.A1" office:value-type="string">
            <text:p text:style-name="P34">G</text:p>
          </table:table-cell>
          <table:table-cell table:style-name="Table7.H1" office:value-type="string">
            <text:p text:style-name="P34">H</text:p>
          </table:table-cell>
        </table:table-row>
        <table:table-row>
          <table:table-cell table:style-name="Table7.A2" office:value-type="string">
            <text:p text:style-name="P32">128</text:p>
          </table:table-cell>
          <table:table-cell table:style-name="Table7.A2" office:value-type="string">
            <text:p text:style-name="P32">168</text:p>
          </table:table-cell>
          <table:table-cell table:style-name="Table7.A2" office:value-type="string">
            <text:p text:style-name="P32">255</text:p>
          </table:table-cell>
          <table:table-cell table:style-name="Table7.A2" office:value-type="string">
            <text:p text:style-name="P32">8</text:p>
          </table:table-cell>
          <table:table-cell table:style-name="Table7.A2" office:value-type="string">
            <text:p text:style-name="P32">127</text:p>
          </table:table-cell>
          <table:table-cell table:style-name="Table7.A2" office:value-type="string">
            <text:p text:style-name="P32">0</text:p>
          </table:table-cell>
          <table:table-cell table:style-name="Table7.A2" office:value-type="string">
            <text:p text:style-name="P32">17</text:p>
          </table:table-cell>
          <table:table-cell table:style-name="Table7.H2" office:value-type="float" office:value="192">
            <text:p text:style-name="P32">192</text:p>
          </table:table-cell>
        </table:table-row>
      </table:table>
      <text:p text:style-name="Таблица">Таблица <text:sequence text:ref-name="refТаблица6" text:name="Таблица" text:formula="ooow:Таблица+1" style:num-format="1">7</text:sequence>: Задание B11. Фрагменты ответа.</text:p>
      <text:p text:style-name="Standard">В этом случае правильный ответ будет записан в виде: HBAF</text:p>
      <text:p text:style-name="P6">Анализ решения.</text:p>
      <text:p text:style-name="Standard">Основная сложность задания в выполнении побитовой конъюнкчии чисел 252 и 232. Оба числа не являются степенью 2ки.</text:p>
      <text:p text:style-name="P6">Алгоритм генерации.</text:p>
      <text:list xml:id="list1653941157" text:style-name="L74">
        <text:list-item>
          <text:p text:style-name="P144">Генерируются ip-адрес не равный нулю. И маска, содержащая и нули и единицы. </text:p>
        </text:list-item>
        <text:list-item>
          <text:p text:style-name="P144">Вычисляется ответ. </text:p>
        </text:list-item>
        <text:list-item>
          <text:p text:style-name="P144">Генерирую<text:span text:style-name="T37">т</text:span>ся деструкторы: </text:p>
        </text:list-item>
      </text:list>
      <text:list xml:id="list1943657614" text:style-name="L75">
        <text:list-item>
          <text:list>
            <text:list-item>
              <text:p text:style-name="P103">применение маски к ip-адресу, используя побитовое “или” вместо побитового “и” </text:p>
            </text:list-item>
            <text:list-item>
              <text:p text:style-name="P103">числа из исходного ip-адреса </text:p>
            </text:list-item>
            <text:list-item>
              <text:p text:style-name="P103">числа из маски </text:p>
            </text:list-item>
          </text:list>
        </text:list-item>
      </text:list>
      <text:p text:style-name="P21"/>
      <text:list xml:id="list1613822234" text:continue-list="list1436081162" text:style-name="L44">
        <text:list-item>
          <text:list>
            <text:list-item>
              <text:list>
                <text:list-item>
                  <text:h text:style-name="P186" text:outline-level="3"><text:soft-page-break/><text:span text:style-name="T16">B</text:span><text:span text:style-name="T20">12 «Запрос к поисковой системе»</text:span></text:h>
                </text:list-item>
              </text:list>
            </text:list-item>
          </text:list>
        </text:list-item>
      </text:list>
      <text:p text:style-name="P14">Условие.</text:p>
      <text:p text:style-name="Standard">В языке запросов поискового сервера для обозначения логической операции «ИЛИ» используется символ «|», а для логической операции «И» – символ «&amp;». В таблице приведены запросы и количество найденных по ним страниц некоторого сегмента сети Интернет.</text:p>
      <table:table table:name="Table8" table:style-name="Table8">
        <table:table-column table:style-name="Table8.A"/>
        <table:table-column table:style-name="Table8.B"/>
        <table:table-row>
          <table:table-cell table:style-name="Table8.A1" office:value-type="string">
            <text:p text:style-name="Standard">Запрос</text:p>
          </table:table-cell>
          <table:table-cell table:style-name="Table8.B1" office:value-type="string">
            <text:p text:style-name="Standard">Найдено страниц(в тысячах)</text:p>
          </table:table-cell>
        </table:table-row>
        <table:table-row>
          <table:table-cell table:style-name="Table8.A2" office:value-type="string">
            <text:p text:style-name="Standard">Шахматы <text:span text:style-name="T38">|</text:span> Теннис</text:p>
          </table:table-cell>
          <table:table-cell table:style-name="Table8.B2" office:value-type="string">
            <text:p text:style-name="Standard">7770</text:p>
          </table:table-cell>
        </table:table-row>
        <table:table-row>
          <table:table-cell table:style-name="Table8.A2" office:value-type="string">
            <text:p text:style-name="Standard">Теннис</text:p>
          </table:table-cell>
          <table:table-cell table:style-name="Table8.B2" office:value-type="string">
            <text:p text:style-name="Standard">5500</text:p>
          </table:table-cell>
        </table:table-row>
        <table:table-row>
          <table:table-cell table:style-name="Table8.A2" office:value-type="string">
            <text:p text:style-name="Standard">Шахматы &amp; Теннис</text:p>
          </table:table-cell>
          <table:table-cell table:style-name="Table8.B2" office:value-type="string">
            <text:p text:style-name="Standard">1000</text:p>
          </table:table-cell>
        </table:table-row>
      </table:table>
      <text:p text:style-name="Таблица">Таблица <text:sequence text:ref-name="refТаблица7" text:name="Таблица" text:formula="ooow:Таблица+1" style:num-format="1">8</text:sequence>: Задание B12. Результаты запросов.</text:p>
      <text:p text:style-name="Standard">Какое количество страниц (в тысячах) будет найдено по запросу Шахматы? Считается, что все запросы выполнялись практически одновременно, так что набор страниц, содержащих все искомые слова, не изменялся за время выполнения запросов.</text:p>
      <text:p text:style-name="P6">Анализ решения.</text:p>
      <text:p text:style-name="P18">Обозначим: </text:p>
      <table:table table:name="Table9" table:style-name="Table9">
        <table:table-column table:style-name="Table9.A"/>
        <table:table-column table:style-name="Table9.B"/>
        <table:table-row>
          <table:table-cell table:style-name="Table9.A1" office:value-type="string">
            <text:p text:style-name="P18">A </text:p>
          </table:table-cell>
          <table:table-cell table:style-name="Table9.B1" office:value-type="string">
            <text:p text:style-name="P18"><text:s/>Теннис </text:p>
          </table:table-cell>
        </table:table-row>
        <table:table-row>
          <table:table-cell table:style-name="Table9.A2" office:value-type="string">
            <text:p text:style-name="P18">B </text:p>
          </table:table-cell>
          <table:table-cell table:style-name="Table9.B2" office:value-type="string">
            <text:p text:style-name="P18"><text:s/>Шахматы </text:p>
          </table:table-cell>
        </table:table-row>
        <table:table-row>
          <table:table-cell table:style-name="Table9.A2" office:value-type="string">
            <text:p text:style-name="P18">A|B </text:p>
          </table:table-cell>
          <table:table-cell table:style-name="Table9.B2" office:value-type="string">
            <text:p text:style-name="P18"><text:s/>Шахматы | Теннис </text:p>
          </table:table-cell>
        </table:table-row>
        <table:table-row>
          <table:table-cell table:style-name="Table9.A2" office:value-type="string">
            <text:p text:style-name="P18">A&amp;B </text:p>
          </table:table-cell>
          <table:table-cell table:style-name="Table9.B2" office:value-type="string">
            <text:p text:style-name="P18"><text:s/>Шахматы &amp; Теннис</text:p>
          </table:table-cell>
        </table:table-row>
      </table:table>
      <text:p text:style-name="Таблица">Таблица <text:sequence text:ref-name="refТаблица8" text:name="Таблица" text:formula="ooow:Таблица+1" style:num-format="1">9</text:sequence>: Задание B12. Обозначения, принятые в описании решения.</text:p>
      <text:p text:style-name="Standard">Тогда имеет место формула A|B = A + B - A&amp;B. Любое недостающее значение может быть восстановлено, если известны остальные 3.</text:p>
      <text:p text:style-name="P6">Алгоритм генерации.</text:p>
      <text:list xml:id="list872203920" text:style-name="L76">
        <text:list-item>
          <text:p text:style-name="P131">Генерируются значения A, B, A&amp;B. По формуле приведенной выше вычи<text:span text:style-name="T39">c</text:span>ляется A|B. </text:p>
        </text:list-item>
        <text:list-item>
          <text:p text:style-name="P131">В тексте задания показываются произвольные 3 значения, 4е необходимо найти. </text:p>
        </text:list-item>
      </text:list>
      <text:list xml:id="list347489472" text:continue-list="list1613822234" text:style-name="L44">
        <text:list-item>
          <text:list>
            <text:list-item>
              <text:list>
                <text:list-item>
                  <text:h text:style-name="P186" text:outline-level="3"><text:span text:style-name="T16">B</text:span><text:span text:style-name="T47">13</text:span><text:span text:style-name="T16"><text:tab/>«</text:span><text:span text:style-name="T20">Программа из прибавлений и вычитаний»</text:span></text:h>
                </text:list-item>
              </text:list>
            </text:list-item>
          </text:list>
        </text:list-item>
      </text:list>
      <text:p text:style-name="P14">Условие.</text:p>
      <text:p text:style-name="Standard">У исполнителя Кузнечик две команды:</text:p>
      <text:list xml:id="list1018689294" text:style-name="L77">
        <text:list-item>
          <text:p text:style-name="P104">прибавь 3, </text:p>
        </text:list-item>
        <text:list-item>
          <text:p text:style-name="P104">вычти 2. </text:p>
        </text:list-item>
      </text:list>
      <text:p text:style-name="Standard">Первая из них увеличивает число на экране на 3, вторая – уменьшает его на 2 (отрицательные числа допускаются).</text:p>
      <text:p text:style-name="Standard">Программа для Кузнечика – это последовательность команд. Сколько различных чисел можно получить из числа 1 с помощью программы, которая содержит ровно 5 команд?</text:p>
      <text:p text:style-name="P6"><text:soft-page-break/>Анализ <text:span text:style-name="T20">задания</text:span>.</text:p>
      <text:p text:style-name="P23">Использу<text:span text:style-name="T40">ют</text:span>ся только сложение и вычитание, следовательно, в силу <text:span text:style-name="T41">коммутативности </text:span><text:s/>сложения, порядок применения операций не важен. Результат зависит только от количества применений 1й или 2й операции. Если длина программы n, то существует n + 1 вариантов по-разному применить команды исполнителя.</text:p>
      <text:p text:style-name="P6">Алгоритм генерации.</text:p>
      <text:p text:style-name="Standard">Случайным образом выбираются длина программы и величины, на которые исполнитель увеличивает или уменьшает исходное число. <text:span text:style-name="T20">Далее, генерируется верный ответ и текст задания.</text:span></text:p>
      <text:list xml:id="list1320956848" text:continue-list="list347489472" text:style-name="L44">
        <text:list-item>
          <text:list>
            <text:list-item>
              <text:list>
                <text:list-item>
                  <text:h text:style-name="P187" text:outline-level="3"><text:span text:style-name="T16">B</text:span><text:span text:style-name="T20">15 «Специфичная формула математической логики»</text:span></text:h>
                </text:list-item>
              </text:list>
            </text:list-item>
          </text:list>
        </text:list-item>
      </text:list>
      <text:p text:style-name="P15">Условие.</text:p>
      <text:p text:style-name="P67"><text:span text:style-name="apple-style-span"><text:span text:style-name="T29">Сколько существует различных наборов значений логических переменных </text:span></text:span><text:span text:style-name="apple-style-span"><text:span text:style-name="T22">x</text:span></text:span><text:span text:style-name="apple-style-span"><text:span text:style-name="T25">1</text:span></text:span><text:span text:style-name="apple-style-span"><text:span text:style-name="T22">, x</text:span></text:span><text:span text:style-name="apple-style-span"><text:span text:style-name="T25">2</text:span></text:span><text:span text:style-name="apple-style-span"><text:span text:style-name="T22">, ... x</text:span></text:span><text:span text:style-name="apple-style-span"><text:span text:style-name="T25">9</text:span></text:span><text:span text:style-name="apple-style-span"><text:span text:style-name="T22">, x</text:span></text:span><text:span text:style-name="apple-style-span"><text:span text:style-name="T25">10</text:span></text:span><text:span text:style-name="apple-style-span"><text:span text:style-name="T29">, которые удовлетворяют всем перечисленным ниже условиям?</text:span></text:span></text:p>
      <text:p text:style-name="P67"/>
      <text:p text:style-name="P67">((<text:span text:style-name="T13">x</text:span><text:span text:style-name="T27">1</text:span><text:span text:style-name="T24"> ≡ </text:span><text:span text:style-name="T13">x</text:span><text:span text:style-name="T27">2</text:span>) \/ (<text:span text:style-name="T13">x</text:span><text:span text:style-name="T27">3</text:span><text:span text:style-name="T24"> ≡ </text:span><text:span text:style-name="T13">x</text:span><text:span text:style-name="T27">4</text:span>)) /\ (¬(<text:span text:style-name="T13">x</text:span><text:span text:style-name="T27">1</text:span><text:span text:style-name="T24"> ≡ </text:span><text:span text:style-name="T13">x</text:span><text:span text:style-name="T27">2</text:span>) \/ ¬(<text:span text:style-name="T13">x</text:span><text:span text:style-name="T27">3</text:span><text:span text:style-name="T24"> ≡ </text:span><text:span text:style-name="T13">x</text:span><text:span text:style-name="T27">4</text:span>)) =1</text:p>
      <text:p text:style-name="P67">((<text:span text:style-name="T13">x</text:span><text:span text:style-name="T27">3</text:span><text:span text:style-name="T24"> ≡ </text:span><text:span text:style-name="T13">x</text:span><text:span text:style-name="T27">4</text:span>) \/ (<text:span text:style-name="T13">x</text:span><text:span text:style-name="T27">5</text:span><text:span text:style-name="T24"> ≡ </text:span><text:span text:style-name="T13">x</text:span><text:span text:style-name="T27">6</text:span>)) /\ (¬(<text:span text:style-name="T13">x</text:span><text:span text:style-name="T27">3</text:span><text:span text:style-name="T24"> ≡ </text:span><text:span text:style-name="T13">x</text:span><text:span text:style-name="T27">4</text:span>) \/ ¬(<text:span text:style-name="T13">x</text:span><text:span text:style-name="T27">5</text:span><text:span text:style-name="T24"> ≡ </text:span><text:span text:style-name="T13">x</text:span><text:span text:style-name="T27">6</text:span>)) =1</text:p>
      <text:p text:style-name="P67">((<text:span text:style-name="T13">x</text:span><text:span text:style-name="T27">5</text:span><text:span text:style-name="T24"> ≡ </text:span><text:span text:style-name="T13">x</text:span><text:span text:style-name="T27">6</text:span>) \/ (<text:span text:style-name="T13">x</text:span><text:span text:style-name="T27">7</text:span><text:span text:style-name="T24"> ≡ </text:span><text:span text:style-name="T13">x</text:span><text:span text:style-name="T27">8</text:span>)) /\ (¬(<text:span text:style-name="T13">x</text:span><text:span text:style-name="T27">5</text:span><text:span text:style-name="T24"> ≡ </text:span><text:span text:style-name="T13">x</text:span><text:span text:style-name="T27">6</text:span>) \/ ¬(<text:span text:style-name="T13">x</text:span><text:span text:style-name="T27">7</text:span><text:span text:style-name="T24"> ≡ </text:span><text:span text:style-name="T13">x</text:span><text:span text:style-name="T27">8</text:span>)) =1</text:p>
      <text:p text:style-name="P67">((<text:span text:style-name="T13">x</text:span><text:span text:style-name="T27">7</text:span><text:span text:style-name="T24"> ≡ </text:span><text:span text:style-name="T13">x</text:span><text:span text:style-name="T27">8</text:span>) \/ (<text:span text:style-name="T13">x</text:span><text:span text:style-name="T27">9</text:span><text:span text:style-name="T24"> ≡ </text:span><text:span text:style-name="T13">x</text:span><text:span text:style-name="T27">10</text:span>)) /\ (¬(<text:span text:style-name="T13">x</text:span><text:span text:style-name="T27">7</text:span><text:span text:style-name="T24"> ≡ </text:span><text:span text:style-name="T13">x</text:span><text:span text:style-name="T27">8</text:span>) \/ ¬(<text:span text:style-name="T13">x</text:span><text:span text:style-name="T27">9</text:span><text:span text:style-name="T24"> ≡ </text:span><text:span text:style-name="T13">x</text:span><text:span text:style-name="T27">10</text:span>)) =1</text:p>
      <text:p text:style-name="P67"/>
      <text:p text:style-name="P19"><text:span text:style-name="T16">В ответе </text:span><text:span text:style-name="T2">не нужно</text:span><text:span text:style-name="T16"> перечислять все различные наборы значений </text:span><text:span text:style-name="apple-style-span"><text:span text:style-name="T23">x</text:span></text:span><text:span text:style-name="apple-style-span"><text:span text:style-name="T26">1</text:span></text:span><text:span text:style-name="apple-style-span"><text:span text:style-name="T23">, x</text:span></text:span><text:span text:style-name="apple-style-span"><text:span text:style-name="T26">2</text:span></text:span><text:span text:style-name="apple-style-span"><text:span text:style-name="T23">, ... x</text:span></text:span><text:span text:style-name="apple-style-span"><text:span text:style-name="T26">9</text:span></text:span><text:span text:style-name="apple-style-span"><text:span text:style-name="T23">, x</text:span></text:span><text:span text:style-name="apple-style-span"><text:span text:style-name="T26">10</text:span></text:span><text:span text:style-name="T16">, при которых выполнена данная система равенств. В качестве ответа вам нужно указать количество таких наборов.</text:span></text:p>
      <text:p text:style-name="P6">Анализ решения.</text:p>
      <text:list xml:id="list954869712" text:style-name="L78">
        <text:list-item>
          <text:p text:style-name="P145">Для начала рассмотрим случай 4х переменных: </text:p>
          <text:p text:style-name="P145">((x1 ≡ x2) \/ (x3 ≡ x4)) <text:span text:style-name="T21">\ (¬(x1 ≡ x2) \</text:span> ¬(x3 ≡ x4)) = 1</text:p>
          <text:p text:style-name="P145">Уравнение выше можно записать так:</text:p>
          <text:p text:style-name="P145">x1 = x2 &lt;=&gt; x3 != x4 x1 != x2 &lt;=&gt; x3 = x4</text:p>
          <text:p text:style-name="P145">8 наборов переменных удовлетворяют этому уравнению.</text:p>
        </text:list-item>
        <text:list-item>
          <text:p text:style-name="P145">Теперь переходим к случаю 6ти перменых: Для каждого из уже выбранных наборов для случая 4х переменных можем добавить по 2 набора из x5, x6 </text:p>
        </text:list-item>
        <text:list-item>
          <text:p text:style-name="P145">Для n = 2*k переменных получаем: </text:p>
          <text:p text:style-name="P145">Всего k-1 пар. Первая пара даёт 8 вариантов, каждая последующая увеличивает число вариантов вдвое. Имеем:</text:p>
          <text:p text:style-name="P145">8 * 2 ^ ( k - 2 ) = 2 ^ ( k + 1)</text:p>
        </text:list-item>
      </text:list>
      <text:p text:style-name="P6">Алгоритм генерации.</text:p>
      <text:p text:style-name="Standard">Единственный параметр для: количество переменных. Ответ вычисляется по формуле, <text:soft-page-break/>приведённой выше.</text:p>
      <text:list xml:id="list308932733" text:style-name="L79">
        <text:list-item>
          <text:list>
            <text:list-header>
              <text:h text:style-name="P179" text:outline-level="2">8.3. <text:bookmark-start text:name="_Toc233009958"/>Стандарт кодирования<text:bookmark-end text:name="_Toc233009958"/></text:h>
            </text:list-header>
          </text:list>
        </text:list-item>
      </text:list>
      <text:p text:style-name="P50">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239338826" text:style-name="L80">
        <text:list-item>
          <text:p text:style-name="P120">Всегда использовать «use strict» и «use warnings»</text:p>
        </text:list-item>
        <text:list-item>
          <text:p text:style-name="P120">Отступ состоит из 4х проб<text:span text:style-name="T42">е</text:span>лов.</text:p>
        </text:list-item>
        <text:list-item>
          <text:p text:style-name="P120">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120">Пробел перед открывающейся фигурной скобкой многострочного блока.</text:p>
        </text:list-item>
        <text:list-item>
          <text:p text:style-name="P120">Нет пробелов перед точной с запятой.</text:p>
        </text:list-item>
        <text:list-item>
          <text:p text:style-name="P120">Точка с запятой отсутствует в конце коротких однострочных блоков.</text:p>
        </text:list-item>
        <text:list-item>
          <text:p text:style-name="P120">Пробелы вокруг большинства операторов (в частности вокруг .. ).</text:p>
        </text:list-item>
        <text:list-item>
          <text:p text:style-name="P120">Пробелы вокруг сложных выражений внутри скобок.</text:p>
        </text:list-item>
        <text:list-item>
          <text:p text:style-name="P120">Пустые строчки отделяют логические блоки кода, делающие разные вещи.</text:p>
        </text:list-item>
        <text:list-item>
          <text:p text:style-name="P120">Нет пробела между именем функции и открывающейся круглой скобкой.</text:p>
        </text:list-item>
        <text:list-item>
          <text:p text:style-name="P120">Пробел после каждой запятой.</text:p>
        </text:list-item>
        <text:list-item>
          <text:p text:style-name="P120">Длинные строки переносятся после операторов (за исключением операторов and и or).</text:p>
        </text:list-item>
      </text:list>
      <text:list xml:id="list874493044" text:style-name="L81">
        <text:list-item>
          <text:list>
            <text:list-header>
              <text:h text:style-name="P180" text:outline-level="2">8.4. П<text:bookmark-start text:name="_Toc233009959"/>роект интерфейса<text:bookmark-end text:name="_Toc233009959"/></text:h>
            </text:list-header>
          </text:list>
        </text:list-item>
      </text:list>
      <text:p text:style-name="P50">Результаты могут выводиться в следующих форматах: </text:p>
      <text:list xml:id="list1130532450" text:style-name="L82">
        <text:list-item>
          <text:p text:style-name="P121">html </text:p>
        </text:list-item>
        <text:list-item>
          <text:p text:style-name="P121">json </text:p>
        </text:list-item>
      </text:list>
      <text:list xml:id="list1015389465" text:style-name="L83">
        <text:list-header>
          <text:h text:style-name="P173" text:outline-level="1">9. <text:bookmark-start text:name="_Toc233009960"/>Реализация и тестирование<text:bookmark-end text:name="_Toc233009960"/></text:h>
        </text:list-header>
      </text:list>
      <text:p text:style-name="P46">Генераторы заданий, реализованные мной, использовались на практике в ходе проведения сертификации по ЕГЭ в рамках Весеннего турнира юных программистов <text:span text:style-name="T48">в мае</text:span> 201<text:span text:style-name="T48">2</text:span> г.</text:p>
      <text:h text:style-name="P47" text:outline-level="1"><text:bookmark-start text:name="_Toc233009962"/>Заключение<text:bookmark-end text:name="_Toc233009962"/></text:h>
      <text:p text:style-name="P50">Таким образом, в процессе выполнения <text:span text:style-name="T1">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text:span text:style-name="T45">1</text:span><text:span text:style-name="T49">2 </text:span>типов заданий <text:span text:style-name="T45">и доработаны </text:span><text:span text:style-name="T49">3</text:span><text:span text:style-name="T45"> существовавших генератора</text:span>, что значительно увеличило актуальность системы.</text:p>
      <text:p text:style-name="P50">Проект всё еще нуждается в доработке — необходимо добавлять новые генераторы. <text:s/><text:soft-page-break/>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56"/>
      <text:p text:style-name="P32"><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64">1: <text:s/>Словарь ЕГЭ - http://www1.ege.edu.ru/brief-glossary </text:p>
          <text:p text:style-name="P64">2: <text:s/>Пси-шпаргалка психологический образовательный сайт - http://psylist.net/slovar/5a73.htm </text:p>
          <text:p text:style-name="P64">3: <text:s/>Яндекс словари - http://slovari.yandex.ru </text:p>
          <text:p text:style-name="P64">4: <text:s/>Just Whose Idea Was All This Testing? - http://www.washingtonpost.com/wp-dyn/content/article/2006/11/13/AR2006111301007_2.html </text:p>
          <text:p text:style-name="P64">5: <text:s/>Теория и методика педагогических измерений - old.ustu.ru/Аванесов%20В.С.pdf?id=2421&amp;jf=yes </text:p>
          <text:p text:style-name="P64">6: <text:s/>Нормативно-правовые документы ЕГЭ - http://www1.ege.edu.ru/legal-documents </text:p>
          <text:p text:style-name="P64">7: <text:s/>Основные сведения о ЕГЭ - http://www1.ege.edu.ru/main </text:p>
          <text:p text:style-name="P64">8: <text:s/>Кафедра информатики ИМиКН ДВФУ - http://imcs.dvgu.ru/works/kif.html </text:p>
          <text:p text:style-name="P64">9: <text:s/>Сайт ДВФУ - http://двфу.рф/ </text:p>
          <text:p text:style-name="P64">10: Зенкина А.О., курсовая работа на тему "Библиотека алгоритмов для генерации задач" </text:p>
          <text:p text:style-name="P64">11: <text:s/>Система контроля версий git - http://git-scm.com/ </text:p>
          <text:p text:style-name="P64">12: <text:s/>Git-хостинг github.com - https://github.com/ </text:p>
          <text:p text:style-name="P64">13: <text:s/>Система автоматической генерации тестовых заданий ЕГЭ - https://github.com/klenin/EGE </text:p>
          <text:p text:style-name="P64">14: <text:s/>Лицензия GPL2 - http://www.gnu.org/licenses/gpl-2.0.html </text:p>
          <text:p text:style-name="P64">15: <text:s/>Описаниепрограммногокомплекса SuperTest - http://ipg.h1.ru/tests/mirsanov.les/super_test.html </text:p>
          <text:p text:style-name="P64">16: Дьяченко Е.П, Редактор курсов. <text:s/>Дипломная работа </text:p>
          <text:p text:style-name="P64">17: <text:s/>Random Expression Generator - http://matlabdb.mathematik.uni-stuttgart.de/download.jsp?MC_ID=9&amp;MP_ID=118 </text:p>
          <text:p text:style-name="P64">18: <text:s/>Pinery: Генерация на основе регулярных выражений Perl - http://www.unitesk.ru/pinery/pinery-regexp.php </text:p>
          <text:p text:style-name="P64">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64">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64">21: <text:s/>Язык программирования perl - http://www.perl.org/ </text:p>
          <text:p text:style-name="P64">22: <text:s/>Язык шаблоно Template::Toolkit - http://template-toolkit.org/ </text:p>
          <text:p text:style-name="P64">23: <text:s/>Writing portable Perl - http://perldoc.perl.org/perlport.html </text:p>
          <text:p text:style-name="P64">24: <text:s/>Многофункциональный текстовый редактор emacs - http://www.gnu.org/software/emacs/ </text:p>
          <text:p text:style-name="P64"><text:soft-page-break/>25: <text:s/>Веб браузер Mozilla Firefox - http://www.mozilla.com </text:p>
          <text:p text:style-name="P64">26: <text:s/>perl style guide - http://perldoc.perl.org/perlstyle.html </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indent="0.3902in" style:auto-text-indent="false" style:page-number="auto"/>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basis" style:family="paragraph">
      <style:paragraph-properties fo:text-align="justify" style:justify-single-word="false" fo:orphans="2" fo:widows="2"/>
      <style:text-properties style:use-window-font-color="true" style:font-name="Times New Roman" fo:font-size="14pt" fo:language="ru" fo:country="RU" style:font-name-asian="Arial" style:font-size-asian="14pt" style:font-name-complex="Times New Roman" style:font-size-complex="14pt" style:language-complex="ar" style:country-complex="SA"/>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Standard" style:class="text">
      <style:paragraph-properties fo:line-height="150%" fo:text-align="justify" style:justify-single-word="false" fo:orphans="0" fo:widows="0"/>
      <style:text-properties fo:font-size="14pt" style:font-size-asian="14pt" style:font-size-complex="14pt"/>
    </style:style>
    <style:style style:name="Title" style:family="paragraph" style:parent-style-name="Standard" style:next-style-name="Subtitle" style:class="chapter">
      <style:paragraph-properties fo:text-align="center" style:justify-single-word="false"/>
      <style:text-properties fo:font-size="14pt" style:font-size-asian="14pt"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pple-style-span" style:family="text" style:parent-style-name="Основной_20_шрифт_20_абзаца"/>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2-07-10T10:27:03</dc:date>
    <meta:editing-duration>PT29H38M04S</meta:editing-duration>
    <meta:editing-cycles>101</meta:editing-cycles>
    <meta:generator>OpenOffice.org/3.2$Linux OpenOffice.org_project/320m19$Build-9505</meta:generator>
    <meta:document-statistic meta:table-count="11" meta:image-count="1" meta:object-count="1" meta:page-count="34" meta:paragraph-count="755" meta:word-count="6652" meta:character-count="48734"/>
  </office:meta>
</office:document-meta>
</file>